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Text_20_body" style:list-style-name="L1"/>
    <style:style style:name="P5" style:family="paragraph" style:parent-style-name="Preformatted_20_Text">
      <style:paragraph-properties fo:margin-left="0cm" fo:margin-right="0cm"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paragraph-properties fo:margin-left="0cm" fo:margin-right="0cm" fo:margin-top="0cm" fo:margin-bottom="0cm" style:contextual-spacing="false" fo:text-indent="0cm" style:auto-text-indent="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paragraph-properties fo:margin-left="0cm" fo:margin-right="0cm" fo:margin-top="0cm" fo:margin-bottom="0cm" style:contextual-spacing="false" fo:orphans="1" fo:text-indent="0cm" style:auto-text-indent="false"/>
    </style:style>
    <style:style style:name="P22" style:family="paragraph" style:parent-style-name="Standard">
      <style:paragraph-properties fo:margin-left="0cm" fo:margin-right="0cm" fo:text-indent="0cm" style:auto-text-indent="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chatgpt.com/c/6967f9c2-d0b4-8333-aac2-b8e02df79827#main" text:style-name="Internet_20_link" text:visited-style-name="Visited_20_Internet_20_Link">Weiter zum Inhalt</text:a></text:p>
      <text:section text:style-name="Sect1" text:name="stage-slideover-sidebar">
        <text:p text:style-name="P1"><draw:frame draw:style-name="fr1" draw:name="Rahmen1" text:anchor-type="char" svg:width="0.041cm" draw:z-index="0"><draw:text-box fo:min-height="0.041cm"><text:h text:style-name="P2" text:outline-level="2">Chatverlauf</text:h></draw:text-box></draw:frame></text:p>
        <text:section text:style-name="Sect1" text:name="sidebar-header">
          <text:p text:style-name="P1"/>
        </text:section>
        <text:section text:style-name="Sect1" text:name="history">
          <text:p text:style-name="P1"/>
        </text:section>
      </text:section>
      <text:section text:style-name="Sect1" text:name="thread">
        <text:h text:style-name="P3" text:outline-level="5">Du:</text:h>
        <text:p text:style-name="Text_20_body">es geht um einen Demo-Webshops, der mit SpringBoot und thymeleave implementiert wird. Die Templates der Template-Engine sollen si h zu einem mehrseitigen optisch einheitlichen Webshop zusammenfügen. Ich möchte das Design und das Layout der Trmplates von KI gestalten lassen, aber die Anbindung an SpringBoot schrittweise selbst oder ebenfalls KI getützt später durchführen. Ich benötige einen Entwurf, der stabil genug ist, um ihn iterativ per KI und händisch zu erweitern. Zum Aussehen und Aufbau des Shops möchte ich später mit dir diskutieren können. Zu anfang stellenoch mir ein Design vor, dass optich sehr deutlich vermittelt, das der Shop Schwere Maschinen und Fahrzeuge für den Tagebau anbietet. Ich schlage vor, dass das seitenübergreifende Layout ein unbewegliches schräg gestreiftes gelbschwarzes Band am oberen und unteren Bildrand zeigt. Der übrige Bildschirm zeigt den Shop in mehreren dunkelgrau Tönen, und mit gelb-schwarzen Steuerelementen. Kannst Du mir bitte einen ersten entwurf ertellen.</text:p>
        <text:h text:style-name="Heading_20_6" text:outline-level="6">ChatGPT:</text:h>
        <text:p text:style-name="Text_20_body">Unten ist ein erster, stabiler Template-Entwurf (Thymeleaf-Layout + 3 Beispielseiten) für einen Demo-Webshop „Schwere Maschinen &amp; Tagebau“. Fokus: optisch klar „Mining/Heavy Machinery“, konsistentes Layout, gelb-schwarze UI-Akzente, dunkle Grautöne, oben/unten ein unbewegliches schräg gestreiftes Band (Hazard-Stripe). Die Templates sind so angelegt, dass du später Schritt für Schritt SpringBoot-Datenbindungen ergänzen kannst.</text:p>
        <text:h text:style-name="Heading_20_2" text:outline-level="2">Zielbild (Design-Entscheidungen)</text:h>
        <text:list text:style-name="L1">
          <text:list-item>
            <text:p text:style-name="P4"><text:span text:style-name="Strong_20_Emphasis">Header/Footer:</text:span> fixe Hazard-Stripes (gelb/schwarz, diagonal), bleiben immer am Rand sichtbar.</text:p>
          </text:list-item>
          <text:list-item>
            <text:p text:style-name="P4"><text:span text:style-name="Strong_20_Emphasis">Seitenkörper:</text:span> dunkle Graustufen, „Industrial“ Look, leichte Texturen/Schlagschatten.</text:p>
          </text:list-item>
          <text:list-item>
            <text:p text:style-name="P4"><text:span text:style-name="Strong_20_Emphasis">UI-Elemente:</text:span> Buttons/Badges/Highlights gelb-schwarz, klare Kanten, „robuste“ Typo.</text:p>
          </text:list-item>
          <text:list-item>
            <text:p text:style-name="P4"><text:span text:style-name="Strong_20_Emphasis">Komponenten:</text:span> Navigation, Suche (nur UI), Warenkorb-Icon (UI), Produktkarten, Filter-Sidebar (UI).</text:p>
          </text:list-item>
        </text:list>
        <text:p text:style-name="Horizontal_20_Line"/>
        <text:h text:style-name="Heading_20_2" text:outline-level="2">1) Basis-Layout: <text:span text:style-name="Source_20_Text">templates/layout.html</text:span></text:h>
        <text:p text:style-name="Text_20_body">Ein einziges Layout, das jede Seite „umwickelt“. Der Content der jeweiligen Seite wird als Fragment eingefügt.</text:p>
        <text:p text:style-name="P5"><text:span text:style-name="Source_20_Text">&lt;!doctype html&gt;</text:span></text:p>
        <text:p text:style-name="P6"><text:span text:style-name="Source_20_Text">&lt;html lang="de" xmlns:th="http://www.thymeleaf.org"&gt;</text:span></text:p>
        <text:p text:style-name="P6"><text:span text:style-name="Source_20_Text">&lt;head&gt;</text:span></text:p>
        <text:p text:style-name="P6"><text:span text:style-name="Source_20_Text"><text:s text:c="2"/>&lt;meta charset="utf-8"/&gt;</text:span></text:p>
        <text:p text:style-name="P6"><text:span text:style-name="Source_20_Text"><text:s text:c="2"/>&lt;meta name="viewport" content="width=device-width, initial-scale=1"/&gt;</text:span></text:p>
        <text:p text:style-name="P6"><text:span text:style-name="Source_20_Text"><text:s text:c="2"/>&lt;title th:text="${pageTitle} ?: 'Tagebau Maschinen Shop'"&gt;Tagebau Maschinen Shop&lt;/title&gt;</text:span></text:p>
        <text:p text:style-name="P6"><text:soft-page-break/></text:p>
        <text:p text:style-name="P6"><text:span text:style-name="Source_20_Text"><text:s text:c="2"/>&lt;!-- Später kannst du hier Webfonts hinzufügen, ohne das Layout umzubauen --&gt;</text:span></text:p>
        <text:p text:style-name="P6"><text:span text:style-name="Source_20_Text"><text:s text:c="2"/>&lt;link rel="stylesheet" th:href="@{/css/shop.css}"/&gt;</text:span></text:p>
        <text:p text:style-name="P6"><text:span text:style-name="Source_20_Text">&lt;/head&gt;</text:span></text:p>
        <text:p text:style-name="P6"/>
        <text:p text:style-name="P6"><text:span text:style-name="Source_20_Text">&lt;body&gt;</text:span></text:p>
        <text:p text:style-name="P6"><text:span text:style-name="Source_20_Text"><text:s text:c="2"/>&lt;!-- FIXED Hazard Stripes --&gt;</text:span></text:p>
        <text:p text:style-name="P6"><text:span text:style-name="Source_20_Text"><text:s text:c="2"/>&lt;div class="hazard hazard--top" aria-hidden="true"&gt;&lt;/div&gt;</text:span></text:p>
        <text:p text:style-name="P6"><text:span text:style-name="Source_20_Text"><text:s text:c="2"/>&lt;div class="hazard hazard--bottom" aria-hidden="true"&gt;&lt;/div&gt;</text:span></text:p>
        <text:p text:style-name="P6"/>
        <text:p text:style-name="P6"><text:span text:style-name="Source_20_Text"><text:s text:c="2"/>&lt;!-- App Shell --&gt;</text:span></text:p>
        <text:p text:style-name="P6"><text:span text:style-name="Source_20_Text"><text:s text:c="2"/>&lt;header class="app-header"&gt;</text:span></text:p>
        <text:p text:style-name="P6"><text:span text:style-name="Source_20_Text"><text:s text:c="4"/>&lt;div class="container header-grid"&gt;</text:span></text:p>
        <text:p text:style-name="P6"><text:span text:style-name="Source_20_Text"><text:s text:c="6"/>&lt;a class="brand" th:href="@{/}"&gt;</text:span></text:p>
        <text:p text:style-name="P6"><text:span text:style-name="Source_20_Text"><text:s text:c="8"/>&lt;span class="brand__mark"&gt;TB&lt;/span&gt;</text:span></text:p>
        <text:p text:style-name="P6"><text:span text:style-name="Source_20_Text"><text:s text:c="8"/>&lt;span class="brand__text"&gt;</text:span></text:p>
        <text:p text:style-name="P6"><text:span text:style-name="Source_20_Text"><text:s text:c="10"/>&lt;span class="brand__line1"&gt;Tagebau&lt;/span&gt;</text:span></text:p>
        <text:p text:style-name="P6"><text:span text:style-name="Source_20_Text"><text:s text:c="10"/>&lt;span class="brand__line2"&gt;Heavy Machines&lt;/span&gt;</text:span></text:p>
        <text:p text:style-name="P6"><text:span text:style-name="Source_20_Text"><text:s text:c="8"/>&lt;/span&gt;</text:span></text:p>
        <text:p text:style-name="P6"><text:span text:style-name="Source_20_Text"><text:s text:c="6"/>&lt;/a&gt;</text:span></text:p>
        <text:p text:style-name="P6"/>
        <text:p text:style-name="P6"><text:span text:style-name="Source_20_Text"><text:s text:c="6"/>&lt;nav class="nav"&gt;</text:span></text:p>
        <text:p text:style-name="P6"><text:span text:style-name="Source_20_Text"><text:s text:c="8"/>&lt;a class="nav__link" th:href="@{/}"&gt;Shop&lt;/a&gt;</text:span></text:p>
        <text:p text:style-name="P6"><text:span text:style-name="Source_20_Text"><text:s text:c="8"/>&lt;a class="nav__link" th:href="@{/kategorien}"&gt;Kategorien&lt;/a&gt;</text:span></text:p>
        <text:p text:style-name="P6"><text:span text:style-name="Source_20_Text"><text:s text:c="8"/>&lt;a class="nav__link" th:href="@{/service}"&gt;Service&lt;/a&gt;</text:span></text:p>
        <text:p text:style-name="P6"><text:span text:style-name="Source_20_Text"><text:s text:c="8"/>&lt;a class="nav__link" th:href="@{/ueber-uns}"&gt;Über uns&lt;/a&gt;</text:span></text:p>
        <text:p text:style-name="P6"><text:span text:style-name="Source_20_Text"><text:s text:c="6"/>&lt;/nav&gt;</text:span></text:p>
        <text:p text:style-name="P6"/>
        <text:p text:style-name="P6"><text:span text:style-name="Source_20_Text"><text:s text:c="6"/>&lt;div class="header-actions"&gt;</text:span></text:p>
        <text:p text:style-name="P6"><text:span text:style-name="Source_20_Text"><text:s text:c="8"/>&lt;form class="search" th:action="@{/suche}" method="get"&gt;</text:span></text:p>
        <text:p text:style-name="P6"><text:span text:style-name="Source_20_Text"><text:s text:c="10"/>&lt;input class="search__input" type="search" name="q" placeholder="Bagger, Muldenkipper, Bohrgerät …"/&gt;</text:span></text:p>
        <text:p text:style-name="P6"><text:span text:style-name="Source_20_Text"><text:s text:c="10"/>&lt;button class="btn btn--hazard" type="submit"&gt;Suche&lt;/button&gt;</text:span></text:p>
        <text:p text:style-name="P6"><text:span text:style-name="Source_20_Text"><text:s text:c="8"/>&lt;/form&gt;</text:span></text:p>
        <text:p text:style-name="P6"/>
        <text:p text:style-name="P6"><text:span text:style-name="Source_20_Text"><text:s text:c="8"/>&lt;a class="cart" th:href="@{/warenkorb}" aria-label="Warenkorb"&gt;</text:span></text:p>
        <text:p text:style-name="P6"><text:span text:style-name="Source_20_Text"><text:s text:c="10"/>&lt;span class="cart__icon"&gt;⛟&lt;/span&gt;</text:span></text:p>
        <text:p text:style-name="P6"><text:span text:style-name="Source_20_Text"><text:s text:c="10"/>&lt;span class="cart__label"&gt;Warenkorb&lt;/span&gt;</text:span></text:p>
        <text:p text:style-name="P6"><text:span text:style-name="Source_20_Text"><text:s text:c="10"/>&lt;span class="badge" th:text="${cartCount} ?: 0"&gt;0&lt;/span&gt;</text:span></text:p>
        <text:p text:style-name="P6"><text:span text:style-name="Source_20_Text"><text:s text:c="8"/>&lt;/a&gt;</text:span></text:p>
        <text:p text:style-name="P6"><text:span text:style-name="Source_20_Text"><text:s text:c="6"/>&lt;/div&gt;</text:span></text:p>
        <text:p text:style-name="P6"><text:span text:style-name="Source_20_Text"><text:s text:c="4"/>&lt;/div&gt;</text:span></text:p>
        <text:p text:style-name="P6"><text:span text:style-name="Source_20_Text"><text:s text:c="2"/>&lt;/header&gt;</text:span></text:p>
        <text:p text:style-name="P6"/>
        <text:p text:style-name="P6"><text:span text:style-name="Source_20_Text"><text:s text:c="2"/>&lt;main class="app-main"&gt;</text:span></text:p>
        <text:p text:style-name="P6"><text:span text:style-name="Source_20_Text"><text:s text:c="4"/>&lt;div class="container"&gt;</text:span></text:p>
        <text:p text:style-name="P6"><text:span text:style-name="Source_20_Text"><text:s text:c="6"/>&lt;!-- Breadcrumb optional --&gt;</text:span></text:p>
        <text:p text:style-name="P6"><text:span text:style-name="Source_20_Text"><text:s text:c="6"/>&lt;div class="crumbs" th:if="${breadcrumbs}"&gt;</text:span></text:p>
        <text:p text:style-name="P6"><text:span text:style-name="Source_20_Text"><text:s text:c="8"/>&lt;span class="crumbs__item" th:each="bc : ${breadcrumbs}" th:text="${bc}"&gt;Start&lt;/span&gt;</text:span></text:p>
        <text:p text:style-name="P6"><text:span text:style-name="Source_20_Text"><text:s text:c="6"/>&lt;/div&gt;</text:span></text:p>
        <text:p text:style-name="P6"/>
        <text:p text:style-name="P6"><text:span text:style-name="Source_20_Text"><text:s text:c="6"/>&lt;!-- Hier kommt der Seiteninhalt rein --&gt;</text:span></text:p>
        <text:p text:style-name="P6"><text:span text:style-name="Source_20_Text"><text:s text:c="6"/>&lt;section th:replace="${content}"&gt;CONTENT&lt;/section&gt;</text:span></text:p>
        <text:p text:style-name="P6"><text:span text:style-name="Source_20_Text"><text:s text:c="4"/>&lt;/div&gt;</text:span></text:p>
        <text:p text:style-name="P6"><text:span text:style-name="Source_20_Text"><text:s text:c="2"/>&lt;/main&gt;</text:span></text:p>
        <text:p text:style-name="P6"/>
        <text:p text:style-name="P6"><text:span text:style-name="Source_20_Text"><text:s text:c="2"/>&lt;footer class="app-footer"&gt;</text:span></text:p>
        <text:p text:style-name="P6"><text:span text:style-name="Source_20_Text"><text:s text:c="4"/>&lt;div class="container footer-grid"&gt;</text:span></text:p>
        <text:p text:style-name="P6"><text:span text:style-name="Source_20_Text"><text:s text:c="6"/>&lt;div&gt;</text:span></text:p>
        <text:p text:style-name="P6"><text:span text:style-name="Source_20_Text"><text:s text:c="8"/>&lt;div class="footer-title"&gt;Tagebau Heavy Machines&lt;/div&gt;</text:span></text:p>
        <text:p text:style-name="P6"><text:span text:style-name="Source_20_Text"><text:s text:c="8"/>&lt;div class="muted"&gt;Demo-Webshop • Templates first • SpringBoot-Binding später&lt;/div&gt;</text:span></text:p>
        <text:p text:style-name="P6"><text:span text:style-name="Source_20_Text"><text:s text:c="6"/>&lt;/div&gt;</text:span></text:p>
        <text:p text:style-name="P6"><text:soft-page-break/></text:p>
        <text:p text:style-name="P6"><text:span text:style-name="Source_20_Text"><text:s text:c="6"/>&lt;div class="footer-links"&gt;</text:span></text:p>
        <text:p text:style-name="P6"><text:span text:style-name="Source_20_Text"><text:s text:c="8"/>&lt;a th:href="@{/impressum}"&gt;Impressum&lt;/a&gt;</text:span></text:p>
        <text:p text:style-name="P6"><text:span text:style-name="Source_20_Text"><text:s text:c="8"/>&lt;a th:href="@{/datenschutz}"&gt;Datenschutz&lt;/a&gt;</text:span></text:p>
        <text:p text:style-name="P6"><text:span text:style-name="Source_20_Text"><text:s text:c="8"/>&lt;a th:href="@{/kontakt}"&gt;Kontakt&lt;/a&gt;</text:span></text:p>
        <text:p text:style-name="P6"><text:span text:style-name="Source_20_Text"><text:s text:c="6"/>&lt;/div&gt;</text:span></text:p>
        <text:p text:style-name="P6"><text:span text:style-name="Source_20_Text"><text:s text:c="4"/>&lt;/div&gt;</text:span></text:p>
        <text:p text:style-name="P6"><text:span text:style-name="Source_20_Text"><text:s text:c="2"/>&lt;/footer&gt;</text:span></text:p>
        <text:p text:style-name="P6"><text:span text:style-name="Source_20_Text">&lt;/body&gt;</text:span></text:p>
        <text:p text:style-name="P7"><text:span text:style-name="Source_20_Text">&lt;/html&gt;</text:span></text:p>
        <text:p text:style-name="Horizontal_20_Line"/>
        <text:h text:style-name="Heading_20_2" text:outline-level="2">2) Startseite / Produktliste: <text:span text:style-name="Source_20_Text">templates/pages/index.html</text:span></text:h>
        <text:p text:style-name="Text_20_body">Diese Seite liefert das Fragment <text:span text:style-name="Source_20_Text">content</text:span>, das im Layout eingefügt wird. Produkte sind hier erst mal statisch (oder optional via <text:span text:style-name="Source_20_Text">th:each</text:span>).</text:p>
        <text:p text:style-name="P5"><text:span text:style-name="Source_20_Text">&lt;section xmlns:th="http://www.thymeleaf.org" th:fragment="content"&gt;</text:span></text:p>
        <text:p text:style-name="P6"><text:span text:style-name="Source_20_Text"><text:s text:c="2"/>&lt;div class="hero"&gt;</text:span></text:p>
        <text:p text:style-name="P6"><text:span text:style-name="Source_20_Text"><text:s text:c="4"/>&lt;div class="hero__bg"&gt;</text:span></text:p>
        <text:p text:style-name="P6"><text:span text:style-name="Source_20_Text"><text:s text:c="6"/>&lt;div class="hero__stripe"&gt;&lt;/div&gt;</text:span></text:p>
        <text:p text:style-name="P6"><text:span text:style-name="Source_20_Text"><text:s text:c="4"/>&lt;/div&gt;</text:span></text:p>
        <text:p text:style-name="P6"/>
        <text:p text:style-name="P6"><text:span text:style-name="Source_20_Text"><text:s text:c="4"/>&lt;div class="hero__content"&gt;</text:span></text:p>
        <text:p text:style-name="P6"><text:span text:style-name="Source_20_Text"><text:s text:c="6"/>&lt;div class="hero__kicker"&gt;Schwere Maschinen • Tagebau • 24/7 Ersatzteile&lt;/div&gt;</text:span></text:p>
        <text:p text:style-name="P6"><text:span text:style-name="Source_20_Text"><text:s text:c="6"/>&lt;h1 class="hero__title"&gt;Bagger, Muldenkipper &amp; Bohrgeräte für den Tagebau&lt;/h1&gt;</text:span></text:p>
        <text:p text:style-name="P6"><text:span text:style-name="Source_20_Text"><text:s text:c="6"/>&lt;p class="hero__text"&gt;</text:span></text:p>
        <text:p text:style-name="P6"><text:span text:style-name="Source_20_Text"><text:s text:c="8"/>Robuste Technik. Hohe Nutzlast. Einsatzbereit für extreme Bedingungen.</text:span></text:p>
        <text:p text:style-name="P6"><text:span text:style-name="Source_20_Text"><text:s text:c="6"/>&lt;/p&gt;</text:span></text:p>
        <text:p text:style-name="P6"/>
        <text:p text:style-name="P6"><text:span text:style-name="Source_20_Text"><text:s text:c="6"/>&lt;div class="hero__actions"&gt;</text:span></text:p>
        <text:p text:style-name="P6"><text:span text:style-name="Source_20_Text"><text:s text:c="8"/>&lt;a class="btn btn--primary" th:href="@{/kategorien}"&gt;Kategorien ansehen&lt;/a&gt;</text:span></text:p>
        <text:p text:style-name="P6"><text:span text:style-name="Source_20_Text"><text:s text:c="8"/>&lt;a class="btn btn--ghost" th:href="@{/service}"&gt;Service &amp; Wartung&lt;/a&gt;</text:span></text:p>
        <text:p text:style-name="P6"><text:span text:style-name="Source_20_Text"><text:s text:c="6"/>&lt;/div&gt;</text:span></text:p>
        <text:p text:style-name="P6"/>
        <text:p text:style-name="P6"><text:span text:style-name="Source_20_Text"><text:s text:c="6"/>&lt;div class="hero__stats"&gt;</text:span></text:p>
        <text:p text:style-name="P6"><text:span text:style-name="Source_20_Text"><text:s text:c="8"/>&lt;div class="stat"&gt;</text:span></text:p>
        <text:p text:style-name="P6"><text:span text:style-name="Source_20_Text"><text:s text:c="10"/>&lt;div class="stat__value"&gt;180t+&lt;/div&gt;</text:span></text:p>
        <text:p text:style-name="P6"><text:span text:style-name="Source_20_Text"><text:s text:c="10"/>&lt;div class="stat__label"&gt;Nutzlast&lt;/div&gt;</text:span></text:p>
        <text:p text:style-name="P6"><text:span text:style-name="Source_20_Text"><text:s text:c="8"/>&lt;/div&gt;</text:span></text:p>
        <text:p text:style-name="P6"><text:span text:style-name="Source_20_Text"><text:s text:c="8"/>&lt;div class="stat"&gt;</text:span></text:p>
        <text:p text:style-name="P6"><text:span text:style-name="Source_20_Text"><text:s text:c="10"/>&lt;div class="stat__value"&gt;24h&lt;/div&gt;</text:span></text:p>
        <text:p text:style-name="P6"><text:span text:style-name="Source_20_Text"><text:s text:c="10"/>&lt;div class="stat__label"&gt;Ersatzteil-Logistik&lt;/div&gt;</text:span></text:p>
        <text:p text:style-name="P6"><text:span text:style-name="Source_20_Text"><text:s text:c="8"/>&lt;/div&gt;</text:span></text:p>
        <text:p text:style-name="P6"><text:span text:style-name="Source_20_Text"><text:s text:c="8"/>&lt;div class="stat"&gt;</text:span></text:p>
        <text:p text:style-name="P6"><text:span text:style-name="Source_20_Text"><text:s text:c="10"/>&lt;div class="stat__value"&gt;IP67&lt;/div&gt;</text:span></text:p>
        <text:p text:style-name="P6"><text:span text:style-name="Source_20_Text"><text:s text:c="10"/>&lt;div class="stat__label"&gt;Industrie-Komponenten&lt;/div&gt;</text:span></text:p>
        <text:p text:style-name="P6"><text:span text:style-name="Source_20_Text"><text:s text:c="8"/>&lt;/div&gt;</text:span></text:p>
        <text:p text:style-name="P6"><text:span text:style-name="Source_20_Text"><text:s text:c="6"/>&lt;/div&gt;</text:span></text:p>
        <text:p text:style-name="P6"><text:span text:style-name="Source_20_Text"><text:s text:c="4"/>&lt;/div&gt;</text:span></text:p>
        <text:p text:style-name="P6"><text:span text:style-name="Source_20_Text"><text:s text:c="2"/>&lt;/div&gt;</text:span></text:p>
        <text:p text:style-name="P6"/>
        <text:p text:style-name="P6"><text:span text:style-name="Source_20_Text"><text:s text:c="2"/>&lt;div class="layout"&gt;</text:span></text:p>
        <text:p text:style-name="P6"><text:span text:style-name="Source_20_Text"><text:s text:c="4"/>&lt;!-- Sidebar (Filter UI, später echte Binding) --&gt;</text:span></text:p>
        <text:p text:style-name="P6"><text:span text:style-name="Source_20_Text"><text:s text:c="4"/>&lt;aside class="panel sidebar"&gt;</text:span></text:p>
        <text:p text:style-name="P6"><text:span text:style-name="Source_20_Text"><text:s text:c="6"/>&lt;div class="panel__title"&gt;Filter&lt;/div&gt;</text:span></text:p>
        <text:p text:style-name="P6"><text:soft-page-break/></text:p>
        <text:p text:style-name="P6"><text:span text:style-name="Source_20_Text"><text:s text:c="6"/>&lt;div class="field"&gt;</text:span></text:p>
        <text:p text:style-name="P6"><text:span text:style-name="Source_20_Text"><text:s text:c="8"/>&lt;label class="label"&gt;Kategorie&lt;/label&gt;</text:span></text:p>
        <text:p text:style-name="P6"><text:span text:style-name="Source_20_Text"><text:s text:c="8"/>&lt;select class="select"&gt;</text:span></text:p>
        <text:p text:style-name="P6"><text:span text:style-name="Source_20_Text"><text:s text:c="10"/>&lt;option&gt;Alle&lt;/option&gt;</text:span></text:p>
        <text:p text:style-name="P6"><text:span text:style-name="Source_20_Text"><text:s text:c="10"/>&lt;option&gt;Bagger&lt;/option&gt;</text:span></text:p>
        <text:p text:style-name="P6"><text:span text:style-name="Source_20_Text"><text:s text:c="10"/>&lt;option&gt;Muldenkipper&lt;/option&gt;</text:span></text:p>
        <text:p text:style-name="P6"><text:span text:style-name="Source_20_Text"><text:s text:c="10"/>&lt;option&gt;Bohrgeräte&lt;/option&gt;</text:span></text:p>
        <text:p text:style-name="P6"><text:span text:style-name="Source_20_Text"><text:s text:c="10"/>&lt;option&gt;Radlader&lt;/option&gt;</text:span></text:p>
        <text:p text:style-name="P6"><text:span text:style-name="Source_20_Text"><text:s text:c="8"/>&lt;/select&gt;</text:span></text:p>
        <text:p text:style-name="P6"><text:span text:style-name="Source_20_Text"><text:s text:c="6"/>&lt;/div&gt;</text:span></text:p>
        <text:p text:style-name="P6"/>
        <text:p text:style-name="P6"><text:span text:style-name="Source_20_Text"><text:s text:c="6"/>&lt;div class="field"&gt;</text:span></text:p>
        <text:p text:style-name="P6"><text:span text:style-name="Source_20_Text"><text:s text:c="8"/>&lt;label class="label"&gt;Einsatzgebiet&lt;/label&gt;</text:span></text:p>
        <text:p text:style-name="P6"><text:span text:style-name="Source_20_Text"><text:s text:c="8"/>&lt;div class="chips"&gt;</text:span></text:p>
        <text:p text:style-name="P6"><text:span text:style-name="Source_20_Text"><text:s text:c="10"/>&lt;button class="chip chip--active" type="button"&gt;Tagebau&lt;/button&gt;</text:span></text:p>
        <text:p text:style-name="P6"><text:span text:style-name="Source_20_Text"><text:s text:c="10"/>&lt;button class="chip" type="button"&gt;Steinbruch&lt;/button&gt;</text:span></text:p>
        <text:p text:style-name="P6"><text:span text:style-name="Source_20_Text"><text:s text:c="10"/>&lt;button class="chip" type="button"&gt;Tunnelbau&lt;/button&gt;</text:span></text:p>
        <text:p text:style-name="P6"><text:span text:style-name="Source_20_Text"><text:s text:c="8"/>&lt;/div&gt;</text:span></text:p>
        <text:p text:style-name="P6"><text:span text:style-name="Source_20_Text"><text:s text:c="6"/>&lt;/div&gt;</text:span></text:p>
        <text:p text:style-name="P6"/>
        <text:p text:style-name="P6"><text:span text:style-name="Source_20_Text"><text:s text:c="6"/>&lt;div class="field"&gt;</text:span></text:p>
        <text:p text:style-name="P6"><text:span text:style-name="Source_20_Text"><text:s text:c="8"/>&lt;label class="label"&gt;Nutzlast (t)&lt;/label&gt;</text:span></text:p>
        <text:p text:style-name="P6"><text:span text:style-name="Source_20_Text"><text:s text:c="8"/>&lt;input class="range" type="range" min="10" max="300" value="120"/&gt;</text:span></text:p>
        <text:p text:style-name="P6"><text:span text:style-name="Source_20_Text"><text:s text:c="8"/>&lt;div class="muted"&gt;10 – 300&lt;/div&gt;</text:span></text:p>
        <text:p text:style-name="P6"><text:span text:style-name="Source_20_Text"><text:s text:c="6"/>&lt;/div&gt;</text:span></text:p>
        <text:p text:style-name="P6"/>
        <text:p text:style-name="P6"><text:span text:style-name="Source_20_Text"><text:s text:c="6"/>&lt;button class="btn btn--hazard btn--full" type="button"&gt;Filter anwenden&lt;/button&gt;</text:span></text:p>
        <text:p text:style-name="P6"><text:span text:style-name="Source_20_Text"><text:s text:c="4"/>&lt;/aside&gt;</text:span></text:p>
        <text:p text:style-name="P6"/>
        <text:p text:style-name="P6"><text:span text:style-name="Source_20_Text"><text:s text:c="4"/>&lt;!-- Product grid --&gt;</text:span></text:p>
        <text:p text:style-name="P6"><text:span text:style-name="Source_20_Text"><text:s text:c="4"/>&lt;section class="content"&gt;</text:span></text:p>
        <text:p text:style-name="P6"><text:span text:style-name="Source_20_Text"><text:s text:c="6"/>&lt;div class="content-head"&gt;</text:span></text:p>
        <text:p text:style-name="P6"><text:span text:style-name="Source_20_Text"><text:s text:c="8"/>&lt;h2 class="h2"&gt;Top-Maschinen&lt;/h2&gt;</text:span></text:p>
        <text:p text:style-name="P6"><text:span text:style-name="Source_20_Text"><text:s text:c="8"/>&lt;div class="content-head__right"&gt;</text:span></text:p>
        <text:p text:style-name="P6"><text:span text:style-name="Source_20_Text"><text:s text:c="10"/>&lt;span class="muted"&gt;Sortieren:&lt;/span&gt;</text:span></text:p>
        <text:p text:style-name="P6"><text:span text:style-name="Source_20_Text"><text:s text:c="10"/>&lt;select class="select select--compact"&gt;</text:span></text:p>
        <text:p text:style-name="P6"><text:span text:style-name="Source_20_Text"><text:s text:c="12"/>&lt;option&gt;Beliebtheit&lt;/option&gt;</text:span></text:p>
        <text:p text:style-name="P6"><text:span text:style-name="Source_20_Text"><text:s text:c="12"/>&lt;option&gt;Preis (aufsteigend)&lt;/option&gt;</text:span></text:p>
        <text:p text:style-name="P6"><text:span text:style-name="Source_20_Text"><text:s text:c="12"/>&lt;option&gt;Preis (absteigend)&lt;/option&gt;</text:span></text:p>
        <text:p text:style-name="P6"><text:span text:style-name="Source_20_Text"><text:s text:c="12"/>&lt;option&gt;Neu&lt;/option&gt;</text:span></text:p>
        <text:p text:style-name="P6"><text:span text:style-name="Source_20_Text"><text:s text:c="10"/>&lt;/select&gt;</text:span></text:p>
        <text:p text:style-name="P6"><text:span text:style-name="Source_20_Text"><text:s text:c="8"/>&lt;/div&gt;</text:span></text:p>
        <text:p text:style-name="P6"><text:span text:style-name="Source_20_Text"><text:s text:c="6"/>&lt;/div&gt;</text:span></text:p>
        <text:p text:style-name="P6"/>
        <text:p text:style-name="P6"><text:span text:style-name="Source_20_Text"><text:s text:c="6"/>&lt;div class="grid"&gt;</text:span></text:p>
        <text:p text:style-name="P6"><text:span text:style-name="Source_20_Text"><text:s text:c="8"/>&lt;!-- Statisch; später: th:each="p : ${products}" --&gt;</text:span></text:p>
        <text:p text:style-name="P6"><text:span text:style-name="Source_20_Text"><text:s text:c="8"/>&lt;article class="card"&gt;</text:span></text:p>
        <text:p text:style-name="P6"><text:span text:style-name="Source_20_Text"><text:s text:c="10"/>&lt;div class="card__media"&gt;</text:span></text:p>
        <text:p text:style-name="P6"><text:span text:style-name="Source_20_Text"><text:s text:c="12"/>&lt;div class="silhouette"&gt;⛏&lt;/div&gt;</text:span></text:p>
        <text:p text:style-name="P6"><text:span text:style-name="Source_20_Text"><text:s text:c="12"/>&lt;span class="tag"&gt;Bagger&lt;/span&gt;</text:span></text:p>
        <text:p text:style-name="P6"><text:span text:style-name="Source_20_Text"><text:s text:c="10"/>&lt;/div&gt;</text:span></text:p>
        <text:p text:style-name="P6"><text:span text:style-name="Source_20_Text"><text:s text:c="10"/>&lt;div class="card__body"&gt;</text:span></text:p>
        <text:p text:style-name="P6"><text:span text:style-name="Source_20_Text"><text:s text:c="12"/>&lt;div class="card__title"&gt;Hydraulikbagger HX-980&lt;/div&gt;</text:span></text:p>
        <text:p text:style-name="P6"><text:span text:style-name="Source_20_Text"><text:s text:c="12"/>&lt;div class="card__meta"&gt;Einsatzgewicht: 92t • Schaufel: 5.2m³&lt;/div&gt;</text:span></text:p>
        <text:p text:style-name="P6"><text:span text:style-name="Source_20_Text"><text:s text:c="12"/>&lt;div class="card__price"&gt;ab 1.850.000 €&lt;/div&gt;</text:span></text:p>
        <text:p text:style-name="P6"><text:span text:style-name="Source_20_Text"><text:s text:c="12"/>&lt;div class="card__actions"&gt;</text:span></text:p>
        <text:p text:style-name="P6"><text:span text:style-name="Source_20_Text"><text:s text:c="14"/>&lt;a class="btn btn--primary" th:href="@{/produkt/1}"&gt;Details&lt;/a&gt;</text:span></text:p>
        <text:p text:style-name="P6"><text:span text:style-name="Source_20_Text"><text:s text:c="14"/>&lt;button class="btn btn--ghost" type="button"&gt;Merken&lt;/button&gt;</text:span></text:p>
        <text:p text:style-name="P6"><text:span text:style-name="Source_20_Text"><text:s text:c="12"/>&lt;/div&gt;</text:span></text:p>
        <text:p text:style-name="P6"><text:span text:style-name="Source_20_Text"><text:s text:c="10"/>&lt;/div&gt;</text:span></text:p>
        <text:p text:style-name="P6"><text:span text:style-name="Source_20_Text"><text:s text:c="8"/>&lt;/article&gt;</text:span></text:p>
        <text:p text:style-name="P6"/>
        <text:p text:style-name="P6"><text:soft-page-break/><text:span text:style-name="Source_20_Text"><text:s text:c="8"/>&lt;article class="card"&gt;</text:span></text:p>
        <text:p text:style-name="P6"><text:span text:style-name="Source_20_Text"><text:s text:c="10"/>&lt;div class="card__media"&gt;</text:span></text:p>
        <text:p text:style-name="P6"><text:span text:style-name="Source_20_Text"><text:s text:c="12"/>&lt;div class="silhouette"&gt;🚚&lt;/div&gt;</text:span></text:p>
        <text:p text:style-name="P6"><text:span text:style-name="Source_20_Text"><text:s text:c="12"/>&lt;span class="tag"&gt;Muldenkipper&lt;/span&gt;</text:span></text:p>
        <text:p text:style-name="P6"><text:span text:style-name="Source_20_Text"><text:s text:c="10"/>&lt;/div&gt;</text:span></text:p>
        <text:p text:style-name="P6"><text:span text:style-name="Source_20_Text"><text:s text:c="10"/>&lt;div class="card__body"&gt;</text:span></text:p>
        <text:p text:style-name="P6"><text:span text:style-name="Source_20_Text"><text:s text:c="12"/>&lt;div class="card__title"&gt;Muldenkipper MT-220&lt;/div&gt;</text:span></text:p>
        <text:p text:style-name="P6"><text:span text:style-name="Source_20_Text"><text:s text:c="12"/>&lt;div class="card__meta"&gt;Nutzlast: 220t • AWD • Bremsretarder&lt;/div&gt;</text:span></text:p>
        <text:p text:style-name="P6"><text:span text:style-name="Source_20_Text"><text:s text:c="12"/>&lt;div class="card__price"&gt;ab 3.200.000 €&lt;/div&gt;</text:span></text:p>
        <text:p text:style-name="P6"><text:span text:style-name="Source_20_Text"><text:s text:c="12"/>&lt;div class="card__actions"&gt;</text:span></text:p>
        <text:p text:style-name="P6"><text:span text:style-name="Source_20_Text"><text:s text:c="14"/>&lt;a class="btn btn--primary" th:href="@{/produkt/2}"&gt;Details&lt;/a&gt;</text:span></text:p>
        <text:p text:style-name="P6"><text:span text:style-name="Source_20_Text"><text:s text:c="14"/>&lt;button class="btn btn--ghost" type="button"&gt;Merken&lt;/button&gt;</text:span></text:p>
        <text:p text:style-name="P6"><text:span text:style-name="Source_20_Text"><text:s text:c="12"/>&lt;/div&gt;</text:span></text:p>
        <text:p text:style-name="P6"><text:span text:style-name="Source_20_Text"><text:s text:c="10"/>&lt;/div&gt;</text:span></text:p>
        <text:p text:style-name="P6"><text:span text:style-name="Source_20_Text"><text:s text:c="8"/>&lt;/article&gt;</text:span></text:p>
        <text:p text:style-name="P6"/>
        <text:p text:style-name="P6"><text:span text:style-name="Source_20_Text"><text:s text:c="8"/>&lt;article class="card"&gt;</text:span></text:p>
        <text:p text:style-name="P6"><text:span text:style-name="Source_20_Text"><text:s text:c="10"/>&lt;div class="card__media"&gt;</text:span></text:p>
        <text:p text:style-name="P6"><text:span text:style-name="Source_20_Text"><text:s text:c="12"/>&lt;div class="silhouette"&gt;🛠&lt;/div&gt;</text:span></text:p>
        <text:p text:style-name="P6"><text:span text:style-name="Source_20_Text"><text:s text:c="12"/>&lt;span class="tag"&gt;Bohrgerät&lt;/span&gt;</text:span></text:p>
        <text:p text:style-name="P6"><text:span text:style-name="Source_20_Text"><text:s text:c="10"/>&lt;/div&gt;</text:span></text:p>
        <text:p text:style-name="P6"><text:span text:style-name="Source_20_Text"><text:s text:c="10"/>&lt;div class="card__body"&gt;</text:span></text:p>
        <text:p text:style-name="P6"><text:span text:style-name="Source_20_Text"><text:s text:c="12"/>&lt;div class="card__title"&gt;Bohrgerät DR-45&lt;/div&gt;</text:span></text:p>
        <text:p text:style-name="P6"><text:span text:style-name="Source_20_Text"><text:s text:c="12"/>&lt;div class="card__meta"&gt;Bohrtiefe: 45m • Automatikmast • Staubschutz&lt;/div&gt;</text:span></text:p>
        <text:p text:style-name="P6"><text:span text:style-name="Source_20_Text"><text:s text:c="12"/>&lt;div class="card__price"&gt;ab 980.000 €&lt;/div&gt;</text:span></text:p>
        <text:p text:style-name="P6"><text:span text:style-name="Source_20_Text"><text:s text:c="12"/>&lt;div class="card__actions"&gt;</text:span></text:p>
        <text:p text:style-name="P6"><text:span text:style-name="Source_20_Text"><text:s text:c="14"/>&lt;a class="btn btn--primary" th:href="@{/produkt/3}"&gt;Details&lt;/a&gt;</text:span></text:p>
        <text:p text:style-name="P6"><text:span text:style-name="Source_20_Text"><text:s text:c="14"/>&lt;button class="btn btn--ghost" type="button"&gt;Merken&lt;/button&gt;</text:span></text:p>
        <text:p text:style-name="P6"><text:span text:style-name="Source_20_Text"><text:s text:c="12"/>&lt;/div&gt;</text:span></text:p>
        <text:p text:style-name="P6"><text:span text:style-name="Source_20_Text"><text:s text:c="10"/>&lt;/div&gt;</text:span></text:p>
        <text:p text:style-name="P6"><text:span text:style-name="Source_20_Text"><text:s text:c="8"/>&lt;/article&gt;</text:span></text:p>
        <text:p text:style-name="P6"/>
        <text:p text:style-name="P6"><text:span text:style-name="Source_20_Text"><text:s text:c="8"/>&lt;article class="card"&gt;</text:span></text:p>
        <text:p text:style-name="P6"><text:span text:style-name="Source_20_Text"><text:s text:c="10"/>&lt;div class="card__media"&gt;</text:span></text:p>
        <text:p text:style-name="P6"><text:span text:style-name="Source_20_Text"><text:s text:c="12"/>&lt;div class="silhouette"&gt;🧱&lt;/div&gt;</text:span></text:p>
        <text:p text:style-name="P6"><text:span text:style-name="Source_20_Text"><text:s text:c="12"/>&lt;span class="tag"&gt;Radlader&lt;/span&gt;</text:span></text:p>
        <text:p text:style-name="P6"><text:span text:style-name="Source_20_Text"><text:s text:c="10"/>&lt;/div&gt;</text:span></text:p>
        <text:p text:style-name="P6"><text:span text:style-name="Source_20_Text"><text:s text:c="10"/>&lt;div class="card__body"&gt;</text:span></text:p>
        <text:p text:style-name="P6"><text:span text:style-name="Source_20_Text"><text:s text:c="12"/>&lt;div class="card__title"&gt;Radlader WL-18&lt;/div&gt;</text:span></text:p>
        <text:p text:style-name="P6"><text:span text:style-name="Source_20_Text"><text:s text:c="12"/>&lt;div class="card__meta"&gt;Schaufel: 9.0m³ • Schnellwechsel • LED-Paket&lt;/div&gt;</text:span></text:p>
        <text:p text:style-name="P6"><text:span text:style-name="Source_20_Text"><text:s text:c="12"/>&lt;div class="card__price"&gt;ab 740.000 €&lt;/div&gt;</text:span></text:p>
        <text:p text:style-name="P6"><text:span text:style-name="Source_20_Text"><text:s text:c="12"/>&lt;div class="card__actions"&gt;</text:span></text:p>
        <text:p text:style-name="P6"><text:span text:style-name="Source_20_Text"><text:s text:c="14"/>&lt;a class="btn btn--primary" th:href="@{/produkt/4}"&gt;Details&lt;/a&gt;</text:span></text:p>
        <text:p text:style-name="P6"><text:span text:style-name="Source_20_Text"><text:s text:c="14"/>&lt;button class="btn btn--ghost" type="button"&gt;Merken&lt;/button&gt;</text:span></text:p>
        <text:p text:style-name="P6"><text:span text:style-name="Source_20_Text"><text:s text:c="12"/>&lt;/div&gt;</text:span></text:p>
        <text:p text:style-name="P6"><text:span text:style-name="Source_20_Text"><text:s text:c="10"/>&lt;/div&gt;</text:span></text:p>
        <text:p text:style-name="P6"><text:span text:style-name="Source_20_Text"><text:s text:c="8"/>&lt;/article&gt;</text:span></text:p>
        <text:p text:style-name="P6"><text:span text:style-name="Source_20_Text"><text:s text:c="6"/>&lt;/div&gt;</text:span></text:p>
        <text:p text:style-name="P6"><text:span text:style-name="Source_20_Text"><text:s text:c="4"/>&lt;/section&gt;</text:span></text:p>
        <text:p text:style-name="P6"><text:span text:style-name="Source_20_Text"><text:s text:c="2"/>&lt;/div&gt;</text:span></text:p>
        <text:p text:style-name="P7"><text:span text:style-name="Source_20_Text">&lt;/section&gt;</text:span></text:p>
        <text:p text:style-name="Horizontal_20_Line"/>
        <text:h text:style-name="Heading_20_2" text:outline-level="2">3) Produktdetails: <text:span text:style-name="Source_20_Text">templates/pages/product.html</text:span></text:h>
        <text:p text:style-name="P5"><text:span text:style-name="Source_20_Text">&lt;section xmlns:th="http://www.thymeleaf.org" th:fragment="content"&gt;</text:span></text:p>
        <text:p text:style-name="P6"><text:span text:style-name="Source_20_Text"><text:s text:c="2"/>&lt;div class="panel product"&gt;</text:span></text:p>
        <text:p text:style-name="P6"><text:span text:style-name="Source_20_Text"><text:s text:c="4"/>&lt;div class="product__media"&gt;</text:span></text:p>
        <text:p text:style-name="P6"><text:span text:style-name="Source_20_Text"><text:s text:c="6"/>&lt;div class="product__image"&gt;</text:span></text:p>
        <text:p text:style-name="P6"><text:soft-page-break/><text:span text:style-name="Source_20_Text"><text:s text:c="8"/>&lt;div class="silhouette silhouette--big"&gt;⛏&lt;/div&gt;</text:span></text:p>
        <text:p text:style-name="P6"><text:span text:style-name="Source_20_Text"><text:s text:c="6"/>&lt;/div&gt;</text:span></text:p>
        <text:p text:style-name="P6"><text:span text:style-name="Source_20_Text"><text:s text:c="6"/>&lt;div class="product__badges"&gt;</text:span></text:p>
        <text:p text:style-name="P6"><text:span text:style-name="Source_20_Text"><text:s text:c="8"/>&lt;span class="tag"&gt;Tagebau&lt;/span&gt;</text:span></text:p>
        <text:p text:style-name="P6"><text:span text:style-name="Source_20_Text"><text:s text:c="8"/>&lt;span class="tag tag--warn"&gt;Schwere Klasse&lt;/span&gt;</text:span></text:p>
        <text:p text:style-name="P6"><text:span text:style-name="Source_20_Text"><text:s text:c="6"/>&lt;/div&gt;</text:span></text:p>
        <text:p text:style-name="P6"><text:span text:style-name="Source_20_Text"><text:s text:c="4"/>&lt;/div&gt;</text:span></text:p>
        <text:p text:style-name="P6"/>
        <text:p text:style-name="P6"><text:span text:style-name="Source_20_Text"><text:s text:c="4"/>&lt;div class="product__info"&gt;</text:span></text:p>
        <text:p text:style-name="P6"><text:span text:style-name="Source_20_Text"><text:s text:c="6"/>&lt;div class="kicker"&gt;Produktdetails&lt;/div&gt;</text:span></text:p>
        <text:p text:style-name="P6"><text:span text:style-name="Source_20_Text"><text:s text:c="6"/>&lt;h1 class="h1" th:text="${productName} ?: 'Hydraulikbagger HX-980'"&gt;Hydraulikbagger HX-980&lt;/h1&gt;</text:span></text:p>
        <text:p text:style-name="P6"/>
        <text:p text:style-name="P6"><text:span text:style-name="Source_20_Text"><text:s text:c="6"/>&lt;p class="muted"&gt;</text:span></text:p>
        <text:p text:style-name="P6"><text:span text:style-name="Source_20_Text"><text:s text:c="8"/>Entwickelt für Dauerbetrieb in abrasiven Umgebungen. Verstärkte Lagerpunkte, Schutzpaket und wartungsfreundliche Baugruppen.</text:span></text:p>
        <text:p text:style-name="P6"><text:span text:style-name="Source_20_Text"><text:s text:c="6"/>&lt;/p&gt;</text:span></text:p>
        <text:p text:style-name="P6"/>
        <text:p text:style-name="P6"><text:span text:style-name="Source_20_Text"><text:s text:c="6"/>&lt;div class="specs"&gt;</text:span></text:p>
        <text:p text:style-name="P6"><text:span text:style-name="Source_20_Text"><text:s text:c="8"/>&lt;div class="spec"&gt;</text:span></text:p>
        <text:p text:style-name="P6"><text:span text:style-name="Source_20_Text"><text:s text:c="10"/>&lt;div class="spec__k"&gt;Einsatzgewicht&lt;/div&gt;</text:span></text:p>
        <text:p text:style-name="P6"><text:span text:style-name="Source_20_Text"><text:s text:c="10"/>&lt;div class="spec__v"&gt;92 t&lt;/div&gt;</text:span></text:p>
        <text:p text:style-name="P6"><text:span text:style-name="Source_20_Text"><text:s text:c="8"/>&lt;/div&gt;</text:span></text:p>
        <text:p text:style-name="P6"><text:span text:style-name="Source_20_Text"><text:s text:c="8"/>&lt;div class="spec"&gt;</text:span></text:p>
        <text:p text:style-name="P6"><text:span text:style-name="Source_20_Text"><text:s text:c="10"/>&lt;div class="spec__k"&gt;Schaufelvolumen&lt;/div&gt;</text:span></text:p>
        <text:p text:style-name="P6"><text:span text:style-name="Source_20_Text"><text:s text:c="10"/>&lt;div class="spec__v"&gt;5.2 m³&lt;/div&gt;</text:span></text:p>
        <text:p text:style-name="P6"><text:span text:style-name="Source_20_Text"><text:s text:c="8"/>&lt;/div&gt;</text:span></text:p>
        <text:p text:style-name="P6"><text:span text:style-name="Source_20_Text"><text:s text:c="8"/>&lt;div class="spec"&gt;</text:span></text:p>
        <text:p text:style-name="P6"><text:span text:style-name="Source_20_Text"><text:s text:c="10"/>&lt;div class="spec__k"&gt;Motorleistung&lt;/div&gt;</text:span></text:p>
        <text:p text:style-name="P6"><text:span text:style-name="Source_20_Text"><text:s text:c="10"/>&lt;div class="spec__v"&gt;560 kW&lt;/div&gt;</text:span></text:p>
        <text:p text:style-name="P6"><text:span text:style-name="Source_20_Text"><text:s text:c="8"/>&lt;/div&gt;</text:span></text:p>
        <text:p text:style-name="P6"><text:span text:style-name="Source_20_Text"><text:s text:c="8"/>&lt;div class="spec"&gt;</text:span></text:p>
        <text:p text:style-name="P6"><text:span text:style-name="Source_20_Text"><text:s text:c="10"/>&lt;div class="spec__k"&gt;Serviceintervall&lt;/div&gt;</text:span></text:p>
        <text:p text:style-name="P6"><text:span text:style-name="Source_20_Text"><text:s text:c="10"/>&lt;div class="spec__v"&gt;500 h&lt;/div&gt;</text:span></text:p>
        <text:p text:style-name="P6"><text:span text:style-name="Source_20_Text"><text:s text:c="8"/>&lt;/div&gt;</text:span></text:p>
        <text:p text:style-name="P6"><text:span text:style-name="Source_20_Text"><text:s text:c="6"/>&lt;/div&gt;</text:span></text:p>
        <text:p text:style-name="P6"/>
        <text:p text:style-name="P6"><text:span text:style-name="Source_20_Text"><text:s text:c="6"/>&lt;div class="price-row"&gt;</text:span></text:p>
        <text:p text:style-name="P6"><text:span text:style-name="Source_20_Text"><text:s text:c="8"/>&lt;div class="price"&gt;</text:span></text:p>
        <text:p text:style-name="P6"><text:span text:style-name="Source_20_Text"><text:s text:c="10"/>&lt;div class="price__label"&gt;Preis&lt;/div&gt;</text:span></text:p>
        <text:p text:style-name="P6"><text:span text:style-name="Source_20_Text"><text:s text:c="10"/>&lt;div class="price__value"&gt;ab 1.850.000 €&lt;/div&gt;</text:span></text:p>
        <text:p text:style-name="P6"><text:span text:style-name="Source_20_Text"><text:s text:c="8"/>&lt;/div&gt;</text:span></text:p>
        <text:p text:style-name="P6"><text:span text:style-name="Source_20_Text"><text:s text:c="8"/>&lt;div class="qty"&gt;</text:span></text:p>
        <text:p text:style-name="P6"><text:span text:style-name="Source_20_Text"><text:s text:c="10"/>&lt;label class="label"&gt;Menge&lt;/label&gt;</text:span></text:p>
        <text:p text:style-name="P6"><text:span text:style-name="Source_20_Text"><text:s text:c="10"/>&lt;input class="input input--compact" type="number" min="1" value="1"/&gt;</text:span></text:p>
        <text:p text:style-name="P6"><text:span text:style-name="Source_20_Text"><text:s text:c="8"/>&lt;/div&gt;</text:span></text:p>
        <text:p text:style-name="P6"><text:span text:style-name="Source_20_Text"><text:s text:c="6"/>&lt;/div&gt;</text:span></text:p>
        <text:p text:style-name="P6"/>
        <text:p text:style-name="P6"><text:span text:style-name="Source_20_Text"><text:s text:c="6"/>&lt;div class="actions"&gt;</text:span></text:p>
        <text:p text:style-name="P6"><text:span text:style-name="Source_20_Text"><text:s text:c="8"/>&lt;button class="btn btn--hazard"&gt;In den Warenkorb&lt;/button&gt;</text:span></text:p>
        <text:p text:style-name="P6"><text:span text:style-name="Source_20_Text"><text:s text:c="8"/>&lt;button class="btn btn--ghost"&gt;Angebot anfragen&lt;/button&gt;</text:span></text:p>
        <text:p text:style-name="P6"><text:span text:style-name="Source_20_Text"><text:s text:c="6"/>&lt;/div&gt;</text:span></text:p>
        <text:p text:style-name="P6"/>
        <text:p text:style-name="P6"><text:span text:style-name="Source_20_Text"><text:s text:c="6"/>&lt;hr class="divider"/&gt;</text:span></text:p>
        <text:p text:style-name="P6"/>
        <text:p text:style-name="P6"><text:span text:style-name="Source_20_Text"><text:s text:c="6"/>&lt;div class="tabs"&gt;</text:span></text:p>
        <text:p text:style-name="P6"><text:span text:style-name="Source_20_Text"><text:s text:c="8"/>&lt;button class="tab tab--active" type="button"&gt;Beschreibung&lt;/button&gt;</text:span></text:p>
        <text:p text:style-name="P6"><text:span text:style-name="Source_20_Text"><text:s text:c="8"/>&lt;button class="tab" type="button"&gt;Datenblatt&lt;/button&gt;</text:span></text:p>
        <text:p text:style-name="P6"><text:span text:style-name="Source_20_Text"><text:s text:c="8"/>&lt;button class="tab" type="button"&gt;Lieferung&lt;/button&gt;</text:span></text:p>
        <text:p text:style-name="P6"><text:span text:style-name="Source_20_Text"><text:s text:c="6"/>&lt;/div&gt;</text:span></text:p>
        <text:p text:style-name="P6"/>
        <text:p text:style-name="P6"><text:span text:style-name="Source_20_Text"><text:s text:c="6"/>&lt;div class="panel panel--inner"&gt;</text:span></text:p>
        <text:p text:style-name="P6"><text:span text:style-name="Source_20_Text"><text:s text:c="8"/>&lt;div class="panel__title"&gt;Kurzbeschreibung&lt;/div&gt;</text:span></text:p>
        <text:p text:style-name="P6"><text:span text:style-name="Source_20_Text"><text:s text:c="8"/>&lt;p class="muted"&gt;</text:span></text:p>
        <text:p text:style-name="P6"><text:soft-page-break/><text:span text:style-name="Source_20_Text"><text:s text:c="10"/>Ideal für harte Zyklen im Tagebau. Optimierte Hydraulik für präzise Schaufelführung und hohe Umschlagleistung.</text:span></text:p>
        <text:p text:style-name="P6"><text:span text:style-name="Source_20_Text"><text:s text:c="8"/>&lt;/p&gt;</text:span></text:p>
        <text:p text:style-name="P6"><text:span text:style-name="Source_20_Text"><text:s text:c="6"/>&lt;/div&gt;</text:span></text:p>
        <text:p text:style-name="P6"><text:span text:style-name="Source_20_Text"><text:s text:c="4"/>&lt;/div&gt;</text:span></text:p>
        <text:p text:style-name="P6"><text:span text:style-name="Source_20_Text"><text:s text:c="2"/>&lt;/div&gt;</text:span></text:p>
        <text:p text:style-name="P7"><text:span text:style-name="Source_20_Text">&lt;/section&gt;</text:span></text:p>
        <text:p text:style-name="Horizontal_20_Line"/>
        <text:h text:style-name="Heading_20_2" text:outline-level="2">4) Warenkorb: <text:span text:style-name="Source_20_Text">templates/pages/cart.html</text:span></text:h>
        <text:p text:style-name="P5"><text:span text:style-name="Source_20_Text">&lt;section xmlns:th="http://www.thymeleaf.org" th:fragment="content"&gt;</text:span></text:p>
        <text:p text:style-name="P6"><text:span text:style-name="Source_20_Text"><text:s text:c="2"/>&lt;div class="content-head"&gt;</text:span></text:p>
        <text:p text:style-name="P6"><text:span text:style-name="Source_20_Text"><text:s text:c="4"/>&lt;h1 class="h1"&gt;Warenkorb&lt;/h1&gt;</text:span></text:p>
        <text:p text:style-name="P6"><text:span text:style-name="Source_20_Text"><text:s text:c="4"/>&lt;div class="muted"&gt;Demo-Stand • später an Session/DB binden&lt;/div&gt;</text:span></text:p>
        <text:p text:style-name="P6"><text:span text:style-name="Source_20_Text"><text:s text:c="2"/>&lt;/div&gt;</text:span></text:p>
        <text:p text:style-name="P6"/>
        <text:p text:style-name="P6"><text:span text:style-name="Source_20_Text"><text:s text:c="2"/>&lt;div class="layout layout--cart"&gt;</text:span></text:p>
        <text:p text:style-name="P6"><text:span text:style-name="Source_20_Text"><text:s text:c="4"/>&lt;section class="panel"&gt;</text:span></text:p>
        <text:p text:style-name="P6"><text:span text:style-name="Source_20_Text"><text:s text:c="6"/>&lt;div class="panel__title"&gt;Positionen&lt;/div&gt;</text:span></text:p>
        <text:p text:style-name="P6"/>
        <text:p text:style-name="P6"><text:span text:style-name="Source_20_Text"><text:s text:c="6"/>&lt;div class="cart-row"&gt;</text:span></text:p>
        <text:p text:style-name="P6"><text:span text:style-name="Source_20_Text"><text:s text:c="8"/>&lt;div class="cart-row__thumb"&gt;&lt;span class="silhouette"&gt;🚚&lt;/span&gt;&lt;/div&gt;</text:span></text:p>
        <text:p text:style-name="P6"><text:span text:style-name="Source_20_Text"><text:s text:c="8"/>&lt;div class="cart-row__main"&gt;</text:span></text:p>
        <text:p text:style-name="P6"><text:span text:style-name="Source_20_Text"><text:s text:c="10"/>&lt;div class="cart-row__title"&gt;Muldenkipper MT-220&lt;/div&gt;</text:span></text:p>
        <text:p text:style-name="P6"><text:span text:style-name="Source_20_Text"><text:s text:c="10"/>&lt;div class="muted"&gt;Nutzlast 220t • AWD&lt;/div&gt;</text:span></text:p>
        <text:p text:style-name="P6"><text:span text:style-name="Source_20_Text"><text:s text:c="8"/>&lt;/div&gt;</text:span></text:p>
        <text:p text:style-name="P6"><text:span text:style-name="Source_20_Text"><text:s text:c="8"/>&lt;div class="cart-row__qty"&gt;</text:span></text:p>
        <text:p text:style-name="P6"><text:span text:style-name="Source_20_Text"><text:s text:c="10"/>&lt;input class="input input--compact" type="number" min="1" value="1"/&gt;</text:span></text:p>
        <text:p text:style-name="P6"><text:span text:style-name="Source_20_Text"><text:s text:c="8"/>&lt;/div&gt;</text:span></text:p>
        <text:p text:style-name="P6"><text:span text:style-name="Source_20_Text"><text:s text:c="8"/>&lt;div class="cart-row__price"&gt;3.200.000 €&lt;/div&gt;</text:span></text:p>
        <text:p text:style-name="P6"><text:span text:style-name="Source_20_Text"><text:s text:c="8"/>&lt;button class="btn btn--ghost" type="button"&gt;Entfernen&lt;/button&gt;</text:span></text:p>
        <text:p text:style-name="P6"><text:span text:style-name="Source_20_Text"><text:s text:c="6"/>&lt;/div&gt;</text:span></text:p>
        <text:p text:style-name="P6"/>
        <text:p text:style-name="P6"><text:span text:style-name="Source_20_Text"><text:s text:c="6"/>&lt;div class="cart-row"&gt;</text:span></text:p>
        <text:p text:style-name="P6"><text:span text:style-name="Source_20_Text"><text:s text:c="8"/>&lt;div class="cart-row__thumb"&gt;&lt;span class="silhouette"&gt;🛠&lt;/span&gt;&lt;/div&gt;</text:span></text:p>
        <text:p text:style-name="P6"><text:span text:style-name="Source_20_Text"><text:s text:c="8"/>&lt;div class="cart-row__main"&gt;</text:span></text:p>
        <text:p text:style-name="P6"><text:span text:style-name="Source_20_Text"><text:s text:c="10"/>&lt;div class="cart-row__title"&gt;Bohrgerät DR-45&lt;/div&gt;</text:span></text:p>
        <text:p text:style-name="P6"><text:span text:style-name="Source_20_Text"><text:s text:c="10"/>&lt;div class="muted"&gt;Bohrtiefe 45m • Staubschutz&lt;/div&gt;</text:span></text:p>
        <text:p text:style-name="P6"><text:span text:style-name="Source_20_Text"><text:s text:c="8"/>&lt;/div&gt;</text:span></text:p>
        <text:p text:style-name="P6"><text:span text:style-name="Source_20_Text"><text:s text:c="8"/>&lt;div class="cart-row__qty"&gt;</text:span></text:p>
        <text:p text:style-name="P6"><text:span text:style-name="Source_20_Text"><text:s text:c="10"/>&lt;input class="input input--compact" type="number" min="1" value="2"/&gt;</text:span></text:p>
        <text:p text:style-name="P6"><text:span text:style-name="Source_20_Text"><text:s text:c="8"/>&lt;/div&gt;</text:span></text:p>
        <text:p text:style-name="P6"><text:span text:style-name="Source_20_Text"><text:s text:c="8"/>&lt;div class="cart-row__price"&gt;1.960.000 €&lt;/div&gt;</text:span></text:p>
        <text:p text:style-name="P6"><text:span text:style-name="Source_20_Text"><text:s text:c="8"/>&lt;button class="btn btn--ghost" type="button"&gt;Entfernen&lt;/button&gt;</text:span></text:p>
        <text:p text:style-name="P6"><text:span text:style-name="Source_20_Text"><text:s text:c="6"/>&lt;/div&gt;</text:span></text:p>
        <text:p text:style-name="P6"><text:span text:style-name="Source_20_Text"><text:s text:c="4"/>&lt;/section&gt;</text:span></text:p>
        <text:p text:style-name="P6"/>
        <text:p text:style-name="P6"><text:span text:style-name="Source_20_Text"><text:s text:c="4"/>&lt;aside class="panel sidebar"&gt;</text:span></text:p>
        <text:p text:style-name="P6"><text:span text:style-name="Source_20_Text"><text:s text:c="6"/>&lt;div class="panel__title"&gt;Zusammenfassung&lt;/div&gt;</text:span></text:p>
        <text:p text:style-name="P6"/>
        <text:p text:style-name="P6"><text:span text:style-name="Source_20_Text"><text:s text:c="6"/>&lt;div class="sum"&gt;</text:span></text:p>
        <text:p text:style-name="P6"><text:span text:style-name="Source_20_Text"><text:s text:c="8"/>&lt;div class="sum__row"&gt;&lt;span&gt;Zwischensumme&lt;/span&gt;&lt;span&gt;5.160.000 €&lt;/span&gt;&lt;/div&gt;</text:span></text:p>
        <text:p text:style-name="P6"><text:span text:style-name="Source_20_Text"><text:s text:c="8"/>&lt;div class="sum__row"&gt;&lt;span&gt;Versand/Logistik&lt;/span&gt;&lt;span&gt;auf Anfrage&lt;/span&gt;&lt;/div&gt;</text:span></text:p>
        <text:p text:style-name="P6"><text:span text:style-name="Source_20_Text"><text:s text:c="8"/>&lt;div class="sum__row sum__row--total"&gt;&lt;span&gt;Gesamt&lt;/span&gt;&lt;span&gt;5.160.000 €&lt;/span&gt;&lt;/div&gt;</text:span></text:p>
        <text:p text:style-name="P6"><text:span text:style-name="Source_20_Text"><text:s text:c="6"/>&lt;/div&gt;</text:span></text:p>
        <text:p text:style-name="P6"/>
        <text:p text:style-name="P6"><text:span text:style-name="Source_20_Text"><text:s text:c="6"/>&lt;button class="btn btn--hazard btn--full" type="button"&gt;Zur Kasse&lt;/button&gt;</text:span></text:p>
        <text:p text:style-name="P6"><text:soft-page-break/><text:span text:style-name="Source_20_Text"><text:s text:c="6"/>&lt;button class="btn btn--ghost btn--full" type="button"&gt;Angebot als PDF&lt;/button&gt;</text:span></text:p>
        <text:p text:style-name="P6"/>
        <text:p text:style-name="P6"><text:span text:style-name="Source_20_Text"><text:s text:c="6"/>&lt;div class="muted small"&gt;</text:span></text:p>
        <text:p text:style-name="P6"><text:span text:style-name="Source_20_Text"><text:s text:c="8"/>Hinweis: Bei Großmaschinen erfolgt Lieferung nach Projektplanung.</text:span></text:p>
        <text:p text:style-name="P6"><text:span text:style-name="Source_20_Text"><text:s text:c="6"/>&lt;/div&gt;</text:span></text:p>
        <text:p text:style-name="P6"><text:span text:style-name="Source_20_Text"><text:s text:c="4"/>&lt;/aside&gt;</text:span></text:p>
        <text:p text:style-name="P6"><text:span text:style-name="Source_20_Text"><text:s text:c="2"/>&lt;/div&gt;</text:span></text:p>
        <text:p text:style-name="P7"><text:span text:style-name="Source_20_Text">&lt;/section&gt;</text:span></text:p>
        <text:p text:style-name="Horizontal_20_Line"/>
        <text:h text:style-name="Heading_20_2" text:outline-level="2">5) CSS: <text:span text:style-name="Source_20_Text">static/css/shop.css</text:span></text:h>
        <text:p text:style-name="Text_20_body">Das CSS implementiert die Hazard-Stripes (fix oben/unten), dunkles UI, gelb-schwarze Controls.</text:p>
        <text:p text:style-name="P5"><text:span text:style-name="Source_20_Text">:root{</text:span></text:p>
        <text:p text:style-name="P6"><text:span text:style-name="Source_20_Text"><text:s text:c="2"/>--bg: #0f1216;</text:span></text:p>
        <text:p text:style-name="P6"><text:span text:style-name="Source_20_Text"><text:s text:c="2"/>--panel: #171b21;</text:span></text:p>
        <text:p text:style-name="P6"><text:span text:style-name="Source_20_Text"><text:s text:c="2"/>--panel2:#1d232b;</text:span></text:p>
        <text:p text:style-name="P6"><text:span text:style-name="Source_20_Text"><text:s text:c="2"/>--text:#e8eef6;</text:span></text:p>
        <text:p text:style-name="P6"><text:span text:style-name="Source_20_Text"><text:s text:c="2"/>--muted:#a7b1be;</text:span></text:p>
        <text:p text:style-name="P6"/>
        <text:p text:style-name="P6"><text:span text:style-name="Source_20_Text"><text:s text:c="2"/>--haz-yellow:#f5c400;</text:span></text:p>
        <text:p text:style-name="P6"><text:span text:style-name="Source_20_Text"><text:s text:c="2"/>--haz-black:#0b0d10;</text:span></text:p>
        <text:p text:style-name="P6"/>
        <text:p text:style-name="P6"><text:span text:style-name="Source_20_Text"><text:s text:c="2"/>--line:#2b3441;</text:span></text:p>
        <text:p text:style-name="P6"><text:span text:style-name="Source_20_Text"><text:s text:c="2"/>--shadow: 0 12px 30px rgba(0,0,0,.35);</text:span></text:p>
        <text:p text:style-name="P6"><text:span text:style-name="Source_20_Text"><text:s text:c="2"/>--radius: 14px;</text:span></text:p>
        <text:p text:style-name="P6"><text:span text:style-name="Source_20_Text"><text:s text:c="2"/>--radius2: 20px;</text:span></text:p>
        <text:p text:style-name="P6"/>
        <text:p text:style-name="P6"><text:span text:style-name="Source_20_Text"><text:s text:c="2"/>--haz-height: 34px;</text:span></text:p>
        <text:p text:style-name="P6"><text:span text:style-name="Source_20_Text"><text:s text:c="2"/>--container: 1200px;</text:span></text:p>
        <text:p text:style-name="P6"><text:span text:style-name="Source_20_Text">}</text:span></text:p>
        <text:p text:style-name="P6"/>
        <text:p text:style-name="P6"><text:span text:style-name="Source_20_Text">*{ box-sizing:border-box; }</text:span></text:p>
        <text:p text:style-name="P6"><text:span text:style-name="Source_20_Text">html,body{ height:100%; }</text:span></text:p>
        <text:p text:style-name="P6"><text:span text:style-name="Source_20_Text">body{</text:span></text:p>
        <text:p text:style-name="P6"><text:span text:style-name="Source_20_Text"><text:s text:c="2"/>margin:0;</text:span></text:p>
        <text:p text:style-name="P6"><text:span text:style-name="Source_20_Text"><text:s text:c="2"/>font-family: ui-sans-serif, system-ui, -apple-system, Segoe UI, Roboto, Arial, "Noto Sans", "Liberation Sans", sans-serif;</text:span></text:p>
        <text:p text:style-name="P6"><text:span text:style-name="Source_20_Text"><text:s text:c="2"/>background: radial-gradient(900px 450px at 20% 10%, rgba(245,196,0,.10), transparent 60%),</text:span></text:p>
        <text:p text:style-name="P6"><text:span text:style-name="Source_20_Text"><text:s text:c="14"/>radial-gradient(900px 450px at 80% 0%, rgba(255,255,255,.06), transparent 60%),</text:span></text:p>
        <text:p text:style-name="P6"><text:span text:style-name="Source_20_Text"><text:s text:c="14"/>var(--bg);</text:span></text:p>
        <text:p text:style-name="P6"><text:span text:style-name="Source_20_Text"><text:s text:c="2"/>color: var(--text);</text:span></text:p>
        <text:p text:style-name="P6"><text:span text:style-name="Source_20_Text"><text:s text:c="2"/>padding-top: calc(var(--haz-height) + 76px);</text:span></text:p>
        <text:p text:style-name="P6"><text:span text:style-name="Source_20_Text"><text:s text:c="2"/>padding-bottom: calc(var(--haz-height) + 64px);</text:span></text:p>
        <text:p text:style-name="P6"><text:span text:style-name="Source_20_Text">}</text:span></text:p>
        <text:p text:style-name="P6"/>
        <text:p text:style-name="P6"><text:span text:style-name="Source_20_Text">/* Hazard stripes fixed top/bottom */</text:span></text:p>
        <text:p text:style-name="P6"><text:span text:style-name="Source_20_Text">.hazard{</text:span></text:p>
        <text:p text:style-name="P6"><text:span text:style-name="Source_20_Text"><text:s text:c="2"/>position: fixed;</text:span></text:p>
        <text:p text:style-name="P6"><text:span text:style-name="Source_20_Text"><text:s text:c="2"/>left:0; right:0;</text:span></text:p>
        <text:p text:style-name="P6"><text:span text:style-name="Source_20_Text"><text:s text:c="2"/>height: var(--haz-height);</text:span></text:p>
        <text:p text:style-name="P6"><text:span text:style-name="Source_20_Text"><text:s text:c="2"/>z-index: 1000;</text:span></text:p>
        <text:p text:style-name="P6"><text:span text:style-name="Source_20_Text"><text:s text:c="2"/>background:</text:span></text:p>
        <text:p text:style-name="P6"><text:span text:style-name="Source_20_Text"><text:s text:c="4"/>repeating-linear-gradient(</text:span></text:p>
        <text:p text:style-name="P6"><text:span text:style-name="Source_20_Text"><text:s text:c="6"/>-45deg,</text:span></text:p>
        <text:p text:style-name="P6"><text:span text:style-name="Source_20_Text"><text:s text:c="6"/>var(--haz-yellow) 0 16px,</text:span></text:p>
        <text:p text:style-name="P6"><text:span text:style-name="Source_20_Text"><text:s text:c="6"/>var(--haz-black) 16px 32px</text:span></text:p>
        <text:p text:style-name="P6"><text:soft-page-break/><text:span text:style-name="Source_20_Text"><text:s text:c="4"/>);</text:span></text:p>
        <text:p text:style-name="P6"><text:span text:style-name="Source_20_Text"><text:s text:c="2"/>box-shadow: 0 4px 14px rgba(0,0,0,.45);</text:span></text:p>
        <text:p text:style-name="P6"><text:span text:style-name="Source_20_Text">}</text:span></text:p>
        <text:p text:style-name="P6"><text:span text:style-name="Source_20_Text">.hazard--top{ top:0; }</text:span></text:p>
        <text:p text:style-name="P6"><text:span text:style-name="Source_20_Text">.hazard--bottom{ bottom:0; box-shadow: 0 -4px 14px rgba(0,0,0,.45); }</text:span></text:p>
        <text:p text:style-name="P6"/>
        <text:p text:style-name="P6"><text:span text:style-name="Source_20_Text">.container{</text:span></text:p>
        <text:p text:style-name="P6"><text:span text:style-name="Source_20_Text"><text:s text:c="2"/>width:min(var(--container), calc(100% - 32px));</text:span></text:p>
        <text:p text:style-name="P6"><text:span text:style-name="Source_20_Text"><text:s text:c="2"/>margin: 0 auto;</text:span></text:p>
        <text:p text:style-name="P6"><text:span text:style-name="Source_20_Text">}</text:span></text:p>
        <text:p text:style-name="P6"/>
        <text:p text:style-name="P6"><text:span text:style-name="Source_20_Text">.app-header{</text:span></text:p>
        <text:p text:style-name="P6"><text:span text:style-name="Source_20_Text"><text:s text:c="2"/>position: fixed;</text:span></text:p>
        <text:p text:style-name="P6"><text:span text:style-name="Source_20_Text"><text:s text:c="2"/>top: var(--haz-height);</text:span></text:p>
        <text:p text:style-name="P6"><text:span text:style-name="Source_20_Text"><text:s text:c="2"/>left:0; right:0;</text:span></text:p>
        <text:p text:style-name="P6"><text:span text:style-name="Source_20_Text"><text:s text:c="2"/>z-index: 900;</text:span></text:p>
        <text:p text:style-name="P6"><text:span text:style-name="Source_20_Text"><text:s text:c="2"/>background: rgba(15,18,22,.78);</text:span></text:p>
        <text:p text:style-name="P6"><text:span text:style-name="Source_20_Text"><text:s text:c="2"/>backdrop-filter: blur(10px);</text:span></text:p>
        <text:p text:style-name="P6"><text:span text:style-name="Source_20_Text"><text:s text:c="2"/>border-bottom: 1px solid rgba(245,196,0,.18);</text:span></text:p>
        <text:p text:style-name="P6"><text:span text:style-name="Source_20_Text">}</text:span></text:p>
        <text:p text:style-name="P6"><text:span text:style-name="Source_20_Text">.header-grid{</text:span></text:p>
        <text:p text:style-name="P6"><text:span text:style-name="Source_20_Text"><text:s text:c="2"/>display:grid;</text:span></text:p>
        <text:p text:style-name="P6"><text:span text:style-name="Source_20_Text"><text:s text:c="2"/>grid-template-columns: 260px 1fr 520px;</text:span></text:p>
        <text:p text:style-name="P6"><text:span text:style-name="Source_20_Text"><text:s text:c="2"/>gap:16px;</text:span></text:p>
        <text:p text:style-name="P6"><text:span text:style-name="Source_20_Text"><text:s text:c="2"/>align-items:center;</text:span></text:p>
        <text:p text:style-name="P6"><text:span text:style-name="Source_20_Text"><text:s text:c="2"/>padding: 14px 0;</text:span></text:p>
        <text:p text:style-name="P6"><text:span text:style-name="Source_20_Text">}</text:span></text:p>
        <text:p text:style-name="P6"/>
        <text:p text:style-name="P6"><text:span text:style-name="Source_20_Text">.brand{</text:span></text:p>
        <text:p text:style-name="P6"><text:span text:style-name="Source_20_Text"><text:s text:c="2"/>display:flex;</text:span></text:p>
        <text:p text:style-name="P6"><text:span text:style-name="Source_20_Text"><text:s text:c="2"/>gap:12px;</text:span></text:p>
        <text:p text:style-name="P6"><text:span text:style-name="Source_20_Text"><text:s text:c="2"/>align-items:center;</text:span></text:p>
        <text:p text:style-name="P6"><text:span text:style-name="Source_20_Text"><text:s text:c="2"/>text-decoration:none;</text:span></text:p>
        <text:p text:style-name="P6"><text:span text:style-name="Source_20_Text"><text:s text:c="2"/>color: var(--text);</text:span></text:p>
        <text:p text:style-name="P6"><text:span text:style-name="Source_20_Text">}</text:span></text:p>
        <text:p text:style-name="P6"><text:span text:style-name="Source_20_Text">.brand__mark{</text:span></text:p>
        <text:p text:style-name="P6"><text:span text:style-name="Source_20_Text"><text:s text:c="2"/>width:44px; height:44px;</text:span></text:p>
        <text:p text:style-name="P6"><text:span text:style-name="Source_20_Text"><text:s text:c="2"/>display:grid; place-items:center;</text:span></text:p>
        <text:p text:style-name="P6"><text:span text:style-name="Source_20_Text"><text:s text:c="2"/>border-radius: 12px;</text:span></text:p>
        <text:p text:style-name="P6"><text:span text:style-name="Source_20_Text"><text:s text:c="2"/>background: linear-gradient(180deg, rgba(245,196,0,.95), rgba(245,196,0,.65));</text:span></text:p>
        <text:p text:style-name="P6"><text:span text:style-name="Source_20_Text"><text:s text:c="2"/>color:#101216;</text:span></text:p>
        <text:p text:style-name="P6"><text:span text:style-name="Source_20_Text"><text:s text:c="2"/>font-weight:900;</text:span></text:p>
        <text:p text:style-name="P6"><text:span text:style-name="Source_20_Text"><text:s text:c="2"/>letter-spacing:.5px;</text:span></text:p>
        <text:p text:style-name="P6"><text:span text:style-name="Source_20_Text"><text:s text:c="2"/>box-shadow: var(--shadow);</text:span></text:p>
        <text:p text:style-name="P6"><text:span text:style-name="Source_20_Text">}</text:span></text:p>
        <text:p text:style-name="P6"><text:span text:style-name="Source_20_Text">.brand__text{ display:flex; flex-direction:column; line-height:1.05; }</text:span></text:p>
        <text:p text:style-name="P6"><text:span text:style-name="Source_20_Text">.brand__line1{ font-weight:800; }</text:span></text:p>
        <text:p text:style-name="P6"><text:span text:style-name="Source_20_Text">.brand__line2{ font-size:12px; color: var(--muted); letter-spacing:.7px; text-transform:uppercase; }</text:span></text:p>
        <text:p text:style-name="P6"/>
        <text:p text:style-name="P6"><text:span text:style-name="Source_20_Text">.nav{</text:span></text:p>
        <text:p text:style-name="P6"><text:span text:style-name="Source_20_Text"><text:s text:c="2"/>display:flex;</text:span></text:p>
        <text:p text:style-name="P6"><text:span text:style-name="Source_20_Text"><text:s text:c="2"/>gap:14px;</text:span></text:p>
        <text:p text:style-name="P6"><text:span text:style-name="Source_20_Text"><text:s text:c="2"/>flex-wrap:wrap;</text:span></text:p>
        <text:p text:style-name="P6"><text:span text:style-name="Source_20_Text">}</text:span></text:p>
        <text:p text:style-name="P6"><text:span text:style-name="Source_20_Text">.nav__link{</text:span></text:p>
        <text:p text:style-name="P6"><text:span text:style-name="Source_20_Text"><text:s text:c="2"/>color: var(--muted);</text:span></text:p>
        <text:p text:style-name="P6"><text:span text:style-name="Source_20_Text"><text:s text:c="2"/>text-decoration:none;</text:span></text:p>
        <text:p text:style-name="P6"><text:span text:style-name="Source_20_Text"><text:s text:c="2"/>padding: 8px 10px;</text:span></text:p>
        <text:p text:style-name="P6"><text:span text:style-name="Source_20_Text"><text:s text:c="2"/>border-radius: 10px;</text:span></text:p>
        <text:p text:style-name="P6"><text:span text:style-name="Source_20_Text"><text:s text:c="2"/>border: 1px solid transparent;</text:span></text:p>
        <text:p text:style-name="P6"><text:span text:style-name="Source_20_Text">}</text:span></text:p>
        <text:p text:style-name="P6"><text:span text:style-name="Source_20_Text">.nav__link:hover{</text:span></text:p>
        <text:p text:style-name="P6"><text:span text:style-name="Source_20_Text"><text:s text:c="2"/>color: var(--text);</text:span></text:p>
        <text:p text:style-name="P6"><text:soft-page-break/><text:span text:style-name="Source_20_Text"><text:s text:c="2"/>border-color: rgba(245,196,0,.28);</text:span></text:p>
        <text:p text:style-name="P6"><text:span text:style-name="Source_20_Text"><text:s text:c="2"/>background: rgba(245,196,0,.06);</text:span></text:p>
        <text:p text:style-name="P6"><text:span text:style-name="Source_20_Text">}</text:span></text:p>
        <text:p text:style-name="P6"/>
        <text:p text:style-name="P6"><text:span text:style-name="Source_20_Text">.header-actions{</text:span></text:p>
        <text:p text:style-name="P6"><text:span text:style-name="Source_20_Text"><text:s text:c="2"/>display:flex;</text:span></text:p>
        <text:p text:style-name="P6"><text:span text:style-name="Source_20_Text"><text:s text:c="2"/>justify-content:flex-end;</text:span></text:p>
        <text:p text:style-name="P6"><text:span text:style-name="Source_20_Text"><text:s text:c="2"/>gap:12px;</text:span></text:p>
        <text:p text:style-name="P6"><text:span text:style-name="Source_20_Text"><text:s text:c="2"/>align-items:center;</text:span></text:p>
        <text:p text:style-name="P6"><text:span text:style-name="Source_20_Text">}</text:span></text:p>
        <text:p text:style-name="P6"/>
        <text:p text:style-name="P6"><text:span text:style-name="Source_20_Text">.search{</text:span></text:p>
        <text:p text:style-name="P6"><text:span text:style-name="Source_20_Text"><text:s text:c="2"/>display:flex;</text:span></text:p>
        <text:p text:style-name="P6"><text:span text:style-name="Source_20_Text"><text:s text:c="2"/>gap:10px;</text:span></text:p>
        <text:p text:style-name="P6"><text:span text:style-name="Source_20_Text"><text:s text:c="2"/>align-items:center;</text:span></text:p>
        <text:p text:style-name="P6"><text:span text:style-name="Source_20_Text">}</text:span></text:p>
        <text:p text:style-name="P6"><text:span text:style-name="Source_20_Text">.search__input{</text:span></text:p>
        <text:p text:style-name="P6"><text:span text:style-name="Source_20_Text"><text:s text:c="2"/>width: 320px;</text:span></text:p>
        <text:p text:style-name="P6"><text:span text:style-name="Source_20_Text"><text:s text:c="2"/>padding: 10px 12px;</text:span></text:p>
        <text:p text:style-name="P6"><text:span text:style-name="Source_20_Text"><text:s text:c="2"/>border-radius: 12px;</text:span></text:p>
        <text:p text:style-name="P6"><text:span text:style-name="Source_20_Text"><text:s text:c="2"/>border: 1px solid rgba(255,255,255,.08);</text:span></text:p>
        <text:p text:style-name="P6"><text:span text:style-name="Source_20_Text"><text:s text:c="2"/>background: rgba(23,27,33,.92);</text:span></text:p>
        <text:p text:style-name="P6"><text:span text:style-name="Source_20_Text"><text:s text:c="2"/>color: var(--text);</text:span></text:p>
        <text:p text:style-name="P6"><text:span text:style-name="Source_20_Text"><text:s text:c="2"/>outline: none;</text:span></text:p>
        <text:p text:style-name="P6"><text:span text:style-name="Source_20_Text">}</text:span></text:p>
        <text:p text:style-name="P6"><text:span text:style-name="Source_20_Text">.search__input:focus{</text:span></text:p>
        <text:p text:style-name="P6"><text:span text:style-name="Source_20_Text"><text:s text:c="2"/>border-color: rgba(245,196,0,.45);</text:span></text:p>
        <text:p text:style-name="P6"><text:span text:style-name="Source_20_Text"><text:s text:c="2"/>box-shadow: 0 0 0 4px rgba(245,196,0,.12);</text:span></text:p>
        <text:p text:style-name="P6"><text:span text:style-name="Source_20_Text">}</text:span></text:p>
        <text:p text:style-name="P6"/>
        <text:p text:style-name="P6"><text:span text:style-name="Source_20_Text">.cart{</text:span></text:p>
        <text:p text:style-name="P6"><text:span text:style-name="Source_20_Text"><text:s text:c="2"/>display:flex;</text:span></text:p>
        <text:p text:style-name="P6"><text:span text:style-name="Source_20_Text"><text:s text:c="2"/>align-items:center;</text:span></text:p>
        <text:p text:style-name="P6"><text:span text:style-name="Source_20_Text"><text:s text:c="2"/>gap:10px;</text:span></text:p>
        <text:p text:style-name="P6"><text:span text:style-name="Source_20_Text"><text:s text:c="2"/>text-decoration:none;</text:span></text:p>
        <text:p text:style-name="P6"><text:span text:style-name="Source_20_Text"><text:s text:c="2"/>color: var(--text);</text:span></text:p>
        <text:p text:style-name="P6"><text:span text:style-name="Source_20_Text"><text:s text:c="2"/>padding: 10px 12px;</text:span></text:p>
        <text:p text:style-name="P6"><text:span text:style-name="Source_20_Text"><text:s text:c="2"/>border-radius: 14px;</text:span></text:p>
        <text:p text:style-name="P6"><text:span text:style-name="Source_20_Text"><text:s text:c="2"/>background: rgba(23,27,33,.72);</text:span></text:p>
        <text:p text:style-name="P6"><text:span text:style-name="Source_20_Text"><text:s text:c="2"/>border: 1px solid rgba(255,255,255,.08);</text:span></text:p>
        <text:p text:style-name="P6"><text:span text:style-name="Source_20_Text">}</text:span></text:p>
        <text:p text:style-name="P6"><text:span text:style-name="Source_20_Text">.cart__icon{ opacity:.9; }</text:span></text:p>
        <text:p text:style-name="P6"><text:span text:style-name="Source_20_Text">.cart__label{ color: var(--muted); font-size: 13px; }</text:span></text:p>
        <text:p text:style-name="P6"><text:span text:style-name="Source_20_Text">.badge{</text:span></text:p>
        <text:p text:style-name="P6"><text:span text:style-name="Source_20_Text"><text:s text:c="2"/>min-width: 26px;</text:span></text:p>
        <text:p text:style-name="P6"><text:span text:style-name="Source_20_Text"><text:s text:c="2"/>height: 22px;</text:span></text:p>
        <text:p text:style-name="P6"><text:span text:style-name="Source_20_Text"><text:s text:c="2"/>display:grid;</text:span></text:p>
        <text:p text:style-name="P6"><text:span text:style-name="Source_20_Text"><text:s text:c="2"/>place-items:center;</text:span></text:p>
        <text:p text:style-name="P6"><text:span text:style-name="Source_20_Text"><text:s text:c="2"/>border-radius: 999px;</text:span></text:p>
        <text:p text:style-name="P6"><text:span text:style-name="Source_20_Text"><text:s text:c="2"/>font-weight:800;</text:span></text:p>
        <text:p text:style-name="P6"><text:span text:style-name="Source_20_Text"><text:s text:c="2"/>font-size: 12px;</text:span></text:p>
        <text:p text:style-name="P6"><text:span text:style-name="Source_20_Text"><text:s text:c="2"/>color:#101216;</text:span></text:p>
        <text:p text:style-name="P6"><text:span text:style-name="Source_20_Text"><text:s text:c="2"/>background: var(--haz-yellow);</text:span></text:p>
        <text:p text:style-name="P6"><text:span text:style-name="Source_20_Text">}</text:span></text:p>
        <text:p text:style-name="P6"/>
        <text:p text:style-name="P6"><text:span text:style-name="Source_20_Text">.app-main{ padding: 18px 0 24px; }</text:span></text:p>
        <text:p text:style-name="P6"/>
        <text:p text:style-name="P6"><text:span text:style-name="Source_20_Text">.app-footer{</text:span></text:p>
        <text:p text:style-name="P6"><text:span text:style-name="Source_20_Text"><text:s text:c="2"/>position: fixed;</text:span></text:p>
        <text:p text:style-name="P6"><text:span text:style-name="Source_20_Text"><text:s text:c="2"/>bottom: var(--haz-height);</text:span></text:p>
        <text:p text:style-name="P6"><text:span text:style-name="Source_20_Text"><text:s text:c="2"/>left:0; right:0;</text:span></text:p>
        <text:p text:style-name="P6"><text:span text:style-name="Source_20_Text"><text:s text:c="2"/>z-index: 800;</text:span></text:p>
        <text:p text:style-name="P6"><text:span text:style-name="Source_20_Text"><text:s text:c="2"/>background: rgba(15,18,22,.72);</text:span></text:p>
        <text:p text:style-name="P6"><text:span text:style-name="Source_20_Text"><text:s text:c="2"/>backdrop-filter: blur(10px);</text:span></text:p>
        <text:p text:style-name="P6"><text:soft-page-break/><text:span text:style-name="Source_20_Text"><text:s text:c="2"/>border-top: 1px solid rgba(245,196,0,.18);</text:span></text:p>
        <text:p text:style-name="P6"><text:span text:style-name="Source_20_Text">}</text:span></text:p>
        <text:p text:style-name="P6"><text:span text:style-name="Source_20_Text">.footer-grid{</text:span></text:p>
        <text:p text:style-name="P6"><text:span text:style-name="Source_20_Text"><text:s text:c="2"/>display:flex;</text:span></text:p>
        <text:p text:style-name="P6"><text:span text:style-name="Source_20_Text"><text:s text:c="2"/>justify-content:space-between;</text:span></text:p>
        <text:p text:style-name="P6"><text:span text:style-name="Source_20_Text"><text:s text:c="2"/>align-items:center;</text:span></text:p>
        <text:p text:style-name="P6"><text:span text:style-name="Source_20_Text"><text:s text:c="2"/>gap:16px;</text:span></text:p>
        <text:p text:style-name="P6"><text:span text:style-name="Source_20_Text"><text:s text:c="2"/>padding: 10px 0;</text:span></text:p>
        <text:p text:style-name="P6"><text:span text:style-name="Source_20_Text">}</text:span></text:p>
        <text:p text:style-name="P6"><text:span text:style-name="Source_20_Text">.footer-title{ font-weight:800; }</text:span></text:p>
        <text:p text:style-name="P6"><text:span text:style-name="Source_20_Text">.footer-links{ display:flex; gap:14px; }</text:span></text:p>
        <text:p text:style-name="P6"><text:span text:style-name="Source_20_Text">.footer-links a{ color: var(--muted); text-decoration:none; }</text:span></text:p>
        <text:p text:style-name="P6"><text:span text:style-name="Source_20_Text">.footer-links a:hover{ color: var(--text); }</text:span></text:p>
        <text:p text:style-name="P6"/>
        <text:p text:style-name="P6"><text:span text:style-name="Source_20_Text">.muted{ color: var(--muted); }</text:span></text:p>
        <text:p text:style-name="P6"><text:span text:style-name="Source_20_Text">.small{ font-size: 12px; }</text:span></text:p>
        <text:p text:style-name="P6"/>
        <text:p text:style-name="P6"><text:span text:style-name="Source_20_Text">/* Panels / Layout */</text:span></text:p>
        <text:p text:style-name="P6"><text:span text:style-name="Source_20_Text">.panel{</text:span></text:p>
        <text:p text:style-name="P6"><text:span text:style-name="Source_20_Text"><text:s text:c="2"/>background: linear-gradient(180deg, rgba(29,35,43,.9), rgba(23,27,33,.92));</text:span></text:p>
        <text:p text:style-name="P6"><text:span text:style-name="Source_20_Text"><text:s text:c="2"/>border: 1px solid rgba(255,255,255,.08);</text:span></text:p>
        <text:p text:style-name="P6"><text:span text:style-name="Source_20_Text"><text:s text:c="2"/>border-radius: var(--radius2);</text:span></text:p>
        <text:p text:style-name="P6"><text:span text:style-name="Source_20_Text"><text:s text:c="2"/>box-shadow: var(--shadow);</text:span></text:p>
        <text:p text:style-name="P6"><text:span text:style-name="Source_20_Text">}</text:span></text:p>
        <text:p text:style-name="P6"><text:span text:style-name="Source_20_Text">.panel--inner{</text:span></text:p>
        <text:p text:style-name="P6"><text:span text:style-name="Source_20_Text"><text:s text:c="2"/>border-radius: var(--radius);</text:span></text:p>
        <text:p text:style-name="P6"><text:span text:style-name="Source_20_Text"><text:s text:c="2"/>padding: 14px;</text:span></text:p>
        <text:p text:style-name="P6"><text:span text:style-name="Source_20_Text"><text:s text:c="2"/>background: rgba(15,18,22,.25);</text:span></text:p>
        <text:p text:style-name="P6"><text:span text:style-name="Source_20_Text">}</text:span></text:p>
        <text:p text:style-name="P6"><text:span text:style-name="Source_20_Text">.panel__title{</text:span></text:p>
        <text:p text:style-name="P6"><text:span text:style-name="Source_20_Text"><text:s text:c="2"/>padding: 14px 16px 0;</text:span></text:p>
        <text:p text:style-name="P6"><text:span text:style-name="Source_20_Text"><text:s text:c="2"/>font-weight:800;</text:span></text:p>
        <text:p text:style-name="P6"><text:span text:style-name="Source_20_Text">}</text:span></text:p>
        <text:p text:style-name="P6"><text:span text:style-name="Source_20_Text">.layout{</text:span></text:p>
        <text:p text:style-name="P6"><text:span text:style-name="Source_20_Text"><text:s text:c="2"/>display:grid;</text:span></text:p>
        <text:p text:style-name="P6"><text:span text:style-name="Source_20_Text"><text:s text:c="2"/>grid-template-columns: 320px 1fr;</text:span></text:p>
        <text:p text:style-name="P6"><text:span text:style-name="Source_20_Text"><text:s text:c="2"/>gap: 16px;</text:span></text:p>
        <text:p text:style-name="P6"><text:span text:style-name="Source_20_Text"><text:s text:c="2"/>margin-top: 16px;</text:span></text:p>
        <text:p text:style-name="P6"><text:span text:style-name="Source_20_Text">}</text:span></text:p>
        <text:p text:style-name="P6"><text:span text:style-name="Source_20_Text">.layout--cart{</text:span></text:p>
        <text:p text:style-name="P6"><text:span text:style-name="Source_20_Text"><text:s text:c="2"/>grid-template-columns: 1fr 360px;</text:span></text:p>
        <text:p text:style-name="P6"><text:span text:style-name="Source_20_Text">}</text:span></text:p>
        <text:p text:style-name="P6"/>
        <text:p text:style-name="P6"><text:span text:style-name="Source_20_Text">.sidebar{ padding: 14px 16px 16px; }</text:span></text:p>
        <text:p text:style-name="P6"/>
        <text:p text:style-name="P6"><text:span text:style-name="Source_20_Text">.content{ min-width: 0; }</text:span></text:p>
        <text:p text:style-name="P6"><text:span text:style-name="Source_20_Text">.content-head{</text:span></text:p>
        <text:p text:style-name="P6"><text:span text:style-name="Source_20_Text"><text:s text:c="2"/>display:flex;</text:span></text:p>
        <text:p text:style-name="P6"><text:span text:style-name="Source_20_Text"><text:s text:c="2"/>justify-content:space-between;</text:span></text:p>
        <text:p text:style-name="P6"><text:span text:style-name="Source_20_Text"><text:s text:c="2"/>align-items:flex-end;</text:span></text:p>
        <text:p text:style-name="P6"><text:span text:style-name="Source_20_Text"><text:s text:c="2"/>gap:12px;</text:span></text:p>
        <text:p text:style-name="P6"><text:span text:style-name="Source_20_Text"><text:s text:c="2"/>margin: 18px 0 10px;</text:span></text:p>
        <text:p text:style-name="P6"><text:span text:style-name="Source_20_Text">}</text:span></text:p>
        <text:p text:style-name="P6"><text:span text:style-name="Source_20_Text">.content-head__right{ display:flex; gap:10px; align-items:center; }</text:span></text:p>
        <text:p text:style-name="P6"/>
        <text:p text:style-name="P6"><text:span text:style-name="Source_20_Text">/* Typography */</text:span></text:p>
        <text:p text:style-name="P6"><text:span text:style-name="Source_20_Text">.h1{ margin:0 0 8px; font-size: 34px; letter-spacing:.2px; }</text:span></text:p>
        <text:p text:style-name="P6"><text:span text:style-name="Source_20_Text">.h2{ margin:0; font-size: 22px; }</text:span></text:p>
        <text:p text:style-name="P6"><text:span text:style-name="Source_20_Text">.kicker{ color: rgba(245,196,0,.92); font-weight:700; letter-spacing:.6px; text-transform:uppercase; font-size:12px; }</text:span></text:p>
        <text:p text:style-name="P6"/>
        <text:p text:style-name="P6"><text:span text:style-name="Source_20_Text">/* Hero */</text:span></text:p>
        <text:p text:style-name="P6"><text:span text:style-name="Source_20_Text">.hero{</text:span></text:p>
        <text:p text:style-name="P6"><text:span text:style-name="Source_20_Text"><text:s text:c="2"/>position: relative;</text:span></text:p>
        <text:p text:style-name="P6"><text:soft-page-break/><text:span text:style-name="Source_20_Text"><text:s text:c="2"/>border-radius: 24px;</text:span></text:p>
        <text:p text:style-name="P6"><text:span text:style-name="Source_20_Text"><text:s text:c="2"/>overflow:hidden;</text:span></text:p>
        <text:p text:style-name="P6"><text:span text:style-name="Source_20_Text"><text:s text:c="2"/>border: 1px solid rgba(255,255,255,.08);</text:span></text:p>
        <text:p text:style-name="P6"><text:span text:style-name="Source_20_Text"><text:s text:c="2"/>box-shadow: var(--shadow);</text:span></text:p>
        <text:p text:style-name="P6"><text:span text:style-name="Source_20_Text"><text:s text:c="2"/>background: linear-gradient(135deg, rgba(29,35,43,.95), rgba(15,18,22,.92));</text:span></text:p>
        <text:p text:style-name="P6"><text:span text:style-name="Source_20_Text">}</text:span></text:p>
        <text:p text:style-name="P6"><text:span text:style-name="Source_20_Text">.hero__bg{</text:span></text:p>
        <text:p text:style-name="P6"><text:span text:style-name="Source_20_Text"><text:s text:c="2"/>position:absolute; inset:0;</text:span></text:p>
        <text:p text:style-name="P6"><text:span text:style-name="Source_20_Text"><text:s text:c="2"/>background:</text:span></text:p>
        <text:p text:style-name="P6"><text:span text:style-name="Source_20_Text"><text:s text:c="4"/>radial-gradient(900px 300px at 10% 10%, rgba(245,196,0,.18), transparent 55%),</text:span></text:p>
        <text:p text:style-name="P6"><text:span text:style-name="Source_20_Text"><text:s text:c="4"/>radial-gradient(700px 260px at 80% 0%, rgba(255,255,255,.10), transparent 60%);</text:span></text:p>
        <text:p text:style-name="P6"><text:span text:style-name="Source_20_Text">}</text:span></text:p>
        <text:p text:style-name="P6"><text:span text:style-name="Source_20_Text">.hero__stripe{</text:span></text:p>
        <text:p text:style-name="P6"><text:span text:style-name="Source_20_Text"><text:s text:c="2"/>position:absolute; inset: -40px -80px auto auto;</text:span></text:p>
        <text:p text:style-name="P6"><text:span text:style-name="Source_20_Text"><text:s text:c="2"/>width: 420px; height: 220px;</text:span></text:p>
        <text:p text:style-name="P6"><text:span text:style-name="Source_20_Text"><text:s text:c="2"/>transform: rotate(-12deg);</text:span></text:p>
        <text:p text:style-name="P6"><text:span text:style-name="Source_20_Text"><text:s text:c="2"/>background: repeating-linear-gradient(-45deg, rgba(245,196,0,.15) 0 14px, rgba(0,0,0,.15) 14px 28px);</text:span></text:p>
        <text:p text:style-name="P6"><text:span text:style-name="Source_20_Text"><text:s text:c="2"/>border: 1px solid rgba(245,196,0,.18);</text:span></text:p>
        <text:p text:style-name="P6"><text:span text:style-name="Source_20_Text"><text:s text:c="2"/>border-radius: 24px;</text:span></text:p>
        <text:p text:style-name="P6"><text:span text:style-name="Source_20_Text">}</text:span></text:p>
        <text:p text:style-name="P6"><text:span text:style-name="Source_20_Text">.hero__content{</text:span></text:p>
        <text:p text:style-name="P6"><text:span text:style-name="Source_20_Text"><text:s text:c="2"/>position:relative;</text:span></text:p>
        <text:p text:style-name="P6"><text:span text:style-name="Source_20_Text"><text:s text:c="2"/>padding: 22px 22px 18px;</text:span></text:p>
        <text:p text:style-name="P6"><text:span text:style-name="Source_20_Text">}</text:span></text:p>
        <text:p text:style-name="P6"><text:span text:style-name="Source_20_Text">.hero__kicker{</text:span></text:p>
        <text:p text:style-name="P6"><text:span text:style-name="Source_20_Text"><text:s text:c="2"/>display:inline-block;</text:span></text:p>
        <text:p text:style-name="P6"><text:span text:style-name="Source_20_Text"><text:s text:c="2"/>padding: 6px 10px;</text:span></text:p>
        <text:p text:style-name="P6"><text:span text:style-name="Source_20_Text"><text:s text:c="2"/>border-radius: 999px;</text:span></text:p>
        <text:p text:style-name="P6"><text:span text:style-name="Source_20_Text"><text:s text:c="2"/>background: rgba(245,196,0,.12);</text:span></text:p>
        <text:p text:style-name="P6"><text:span text:style-name="Source_20_Text"><text:s text:c="2"/>border: 1px solid rgba(245,196,0,.22);</text:span></text:p>
        <text:p text:style-name="P6"><text:span text:style-name="Source_20_Text"><text:s text:c="2"/>color: rgba(245,196,0,.95);</text:span></text:p>
        <text:p text:style-name="P6"><text:span text:style-name="Source_20_Text"><text:s text:c="2"/>font-weight:700;</text:span></text:p>
        <text:p text:style-name="P6"><text:span text:style-name="Source_20_Text"><text:s text:c="2"/>font-size: 12px;</text:span></text:p>
        <text:p text:style-name="P6"><text:span text:style-name="Source_20_Text">}</text:span></text:p>
        <text:p text:style-name="P6"><text:span text:style-name="Source_20_Text">.hero__title{ margin: 12px 0 6px; font-size: 34px; }</text:span></text:p>
        <text:p text:style-name="P6"><text:span text:style-name="Source_20_Text">.hero__text{ margin: 0 0 14px; color: var(--muted); max-width: 70ch; }</text:span></text:p>
        <text:p text:style-name="P6"><text:span text:style-name="Source_20_Text">.hero__actions{ display:flex; gap:10px; flex-wrap:wrap; margin-bottom: 14px; }</text:span></text:p>
        <text:p text:style-name="P6"><text:span text:style-name="Source_20_Text">.hero__stats{ display:flex; gap:12px; flex-wrap:wrap; }</text:span></text:p>
        <text:p text:style-name="P6"><text:span text:style-name="Source_20_Text">.stat{</text:span></text:p>
        <text:p text:style-name="P6"><text:span text:style-name="Source_20_Text"><text:s text:c="2"/>padding: 10px 12px;</text:span></text:p>
        <text:p text:style-name="P6"><text:span text:style-name="Source_20_Text"><text:s text:c="2"/>border-radius: 16px;</text:span></text:p>
        <text:p text:style-name="P6"><text:span text:style-name="Source_20_Text"><text:s text:c="2"/>background: rgba(15,18,22,.35);</text:span></text:p>
        <text:p text:style-name="P6"><text:span text:style-name="Source_20_Text"><text:s text:c="2"/>border: 1px solid rgba(255,255,255,.08);</text:span></text:p>
        <text:p text:style-name="P6"><text:span text:style-name="Source_20_Text">}</text:span></text:p>
        <text:p text:style-name="P6"><text:span text:style-name="Source_20_Text">.stat__value{ font-weight:900; font-size: 18px; }</text:span></text:p>
        <text:p text:style-name="P6"><text:span text:style-name="Source_20_Text">.stat__label{ color: var(--muted); font-size: 12px; }</text:span></text:p>
        <text:p text:style-name="P6"/>
        <text:p text:style-name="P6"><text:span text:style-name="Source_20_Text">/* Form controls */</text:span></text:p>
        <text:p text:style-name="P6"><text:span text:style-name="Source_20_Text">.label{ display:block; margin: 10px 0 6px; color: var(--muted); font-size: 13px; }</text:span></text:p>
        <text:p text:style-name="P6"><text:span text:style-name="Source_20_Text">.field{ margin-bottom: 10px; }</text:span></text:p>
        <text:p text:style-name="P6"><text:span text:style-name="Source_20_Text">.select, .input{</text:span></text:p>
        <text:p text:style-name="P6"><text:span text:style-name="Source_20_Text"><text:s text:c="2"/>width: 100%;</text:span></text:p>
        <text:p text:style-name="P6"><text:span text:style-name="Source_20_Text"><text:s text:c="2"/>padding: 10px 12px;</text:span></text:p>
        <text:p text:style-name="P6"><text:span text:style-name="Source_20_Text"><text:s text:c="2"/>border-radius: 12px;</text:span></text:p>
        <text:p text:style-name="P6"><text:span text:style-name="Source_20_Text"><text:s text:c="2"/>border: 1px solid rgba(255,255,255,.08);</text:span></text:p>
        <text:p text:style-name="P6"><text:span text:style-name="Source_20_Text"><text:s text:c="2"/>background: rgba(23,27,33,.92);</text:span></text:p>
        <text:p text:style-name="P6"><text:span text:style-name="Source_20_Text"><text:s text:c="2"/>color: var(--text);</text:span></text:p>
        <text:p text:style-name="P6"><text:span text:style-name="Source_20_Text"><text:s text:c="2"/>outline: none;</text:span></text:p>
        <text:p text:style-name="P6"><text:span text:style-name="Source_20_Text">}</text:span></text:p>
        <text:p text:style-name="P6"><text:span text:style-name="Source_20_Text">.select--compact{ width:auto; padding: 8px 10px; border-radius: 12px; }</text:span></text:p>
        <text:p text:style-name="P6"><text:soft-page-break/><text:span text:style-name="Source_20_Text">.input--compact{ width: 90px; padding: 8px 10px; border-radius: 12px; }</text:span></text:p>
        <text:p text:style-name="P6"><text:span text:style-name="Source_20_Text">.range{ width:100%; }</text:span></text:p>
        <text:p text:style-name="P6"/>
        <text:p text:style-name="P6"><text:span text:style-name="Source_20_Text">.chips{ display:flex; gap:8px; flex-wrap:wrap; margin-top: 6px; }</text:span></text:p>
        <text:p text:style-name="P6"><text:span text:style-name="Source_20_Text">.chip{</text:span></text:p>
        <text:p text:style-name="P6"><text:span text:style-name="Source_20_Text"><text:s text:c="2"/>padding: 8px 10px;</text:span></text:p>
        <text:p text:style-name="P6"><text:span text:style-name="Source_20_Text"><text:s text:c="2"/>border-radius: 999px;</text:span></text:p>
        <text:p text:style-name="P6"><text:span text:style-name="Source_20_Text"><text:s text:c="2"/>border: 1px solid rgba(255,255,255,.10);</text:span></text:p>
        <text:p text:style-name="P6"><text:span text:style-name="Source_20_Text"><text:s text:c="2"/>background: rgba(23,27,33,.65);</text:span></text:p>
        <text:p text:style-name="P6"><text:span text:style-name="Source_20_Text"><text:s text:c="2"/>color: var(--muted);</text:span></text:p>
        <text:p text:style-name="P6"><text:span text:style-name="Source_20_Text"><text:s text:c="2"/>cursor:pointer;</text:span></text:p>
        <text:p text:style-name="P6"><text:span text:style-name="Source_20_Text">}</text:span></text:p>
        <text:p text:style-name="P6"><text:span text:style-name="Source_20_Text">.chip--active{</text:span></text:p>
        <text:p text:style-name="P6"><text:span text:style-name="Source_20_Text"><text:s text:c="2"/>color:#101216;</text:span></text:p>
        <text:p text:style-name="P6"><text:span text:style-name="Source_20_Text"><text:s text:c="2"/>background: var(--haz-yellow);</text:span></text:p>
        <text:p text:style-name="P6"><text:span text:style-name="Source_20_Text"><text:s text:c="2"/>border-color: rgba(245,196,0,.55);</text:span></text:p>
        <text:p text:style-name="P6"><text:span text:style-name="Source_20_Text">}</text:span></text:p>
        <text:p text:style-name="P6"/>
        <text:p text:style-name="P6"><text:span text:style-name="Source_20_Text">/* Buttons */</text:span></text:p>
        <text:p text:style-name="P6"><text:span text:style-name="Source_20_Text">.btn{</text:span></text:p>
        <text:p text:style-name="P6"><text:span text:style-name="Source_20_Text"><text:s text:c="2"/>display:inline-flex;</text:span></text:p>
        <text:p text:style-name="P6"><text:span text:style-name="Source_20_Text"><text:s text:c="2"/>align-items:center;</text:span></text:p>
        <text:p text:style-name="P6"><text:span text:style-name="Source_20_Text"><text:s text:c="2"/>justify-content:center;</text:span></text:p>
        <text:p text:style-name="P6"><text:span text:style-name="Source_20_Text"><text:s text:c="2"/>gap:8px;</text:span></text:p>
        <text:p text:style-name="P6"><text:span text:style-name="Source_20_Text"><text:s text:c="2"/>padding: 10px 12px;</text:span></text:p>
        <text:p text:style-name="P6"><text:span text:style-name="Source_20_Text"><text:s text:c="2"/>border-radius: 14px;</text:span></text:p>
        <text:p text:style-name="P6"><text:span text:style-name="Source_20_Text"><text:s text:c="2"/>border: 1px solid transparent;</text:span></text:p>
        <text:p text:style-name="P6"><text:span text:style-name="Source_20_Text"><text:s text:c="2"/>cursor:pointer;</text:span></text:p>
        <text:p text:style-name="P6"><text:span text:style-name="Source_20_Text"><text:s text:c="2"/>text-decoration:none;</text:span></text:p>
        <text:p text:style-name="P6"><text:span text:style-name="Source_20_Text"><text:s text:c="2"/>font-weight:800;</text:span></text:p>
        <text:p text:style-name="P6"><text:span text:style-name="Source_20_Text"><text:s text:c="2"/>letter-spacing:.2px;</text:span></text:p>
        <text:p text:style-name="P6"><text:span text:style-name="Source_20_Text">}</text:span></text:p>
        <text:p text:style-name="P6"><text:span text:style-name="Source_20_Text">.btn--full{ width:100%; }</text:span></text:p>
        <text:p text:style-name="P6"><text:span text:style-name="Source_20_Text">.btn--primary{</text:span></text:p>
        <text:p text:style-name="P6"><text:span text:style-name="Source_20_Text"><text:s text:c="2"/>color:#101216;</text:span></text:p>
        <text:p text:style-name="P6"><text:span text:style-name="Source_20_Text"><text:s text:c="2"/>background: linear-gradient(180deg, rgba(245,196,0,.95), rgba(245,196,0,.70));</text:span></text:p>
        <text:p text:style-name="P6"><text:span text:style-name="Source_20_Text"><text:s text:c="2"/>border-color: rgba(245,196,0,.55);</text:span></text:p>
        <text:p text:style-name="P6"><text:span text:style-name="Source_20_Text">}</text:span></text:p>
        <text:p text:style-name="P6"><text:span text:style-name="Source_20_Text">.btn--hazard{</text:span></text:p>
        <text:p text:style-name="P6"><text:span text:style-name="Source_20_Text"><text:s text:c="2"/>color:#101216;</text:span></text:p>
        <text:p text:style-name="P6"><text:span text:style-name="Source_20_Text"><text:s text:c="2"/>background:</text:span></text:p>
        <text:p text:style-name="P6"><text:span text:style-name="Source_20_Text"><text:s text:c="4"/>repeating-linear-gradient(-45deg, var(--haz-yellow) 0 12px, #101216 12px 24px);</text:span></text:p>
        <text:p text:style-name="P6"><text:span text:style-name="Source_20_Text"><text:s text:c="2"/>border-color: rgba(245,196,0,.55);</text:span></text:p>
        <text:p text:style-name="P6"><text:span text:style-name="Source_20_Text">}</text:span></text:p>
        <text:p text:style-name="P6"><text:span text:style-name="Source_20_Text">.btn--ghost{</text:span></text:p>
        <text:p text:style-name="P6"><text:span text:style-name="Source_20_Text"><text:s text:c="2"/>color: var(--text);</text:span></text:p>
        <text:p text:style-name="P6"><text:span text:style-name="Source_20_Text"><text:s text:c="2"/>background: rgba(23,27,33,.50);</text:span></text:p>
        <text:p text:style-name="P6"><text:span text:style-name="Source_20_Text"><text:s text:c="2"/>border-color: rgba(255,255,255,.10);</text:span></text:p>
        <text:p text:style-name="P6"><text:span text:style-name="Source_20_Text">}</text:span></text:p>
        <text:p text:style-name="P6"><text:span text:style-name="Source_20_Text">.btn:hover{ filter: brightness(1.05); }</text:span></text:p>
        <text:p text:style-name="P6"/>
        <text:p text:style-name="P6"><text:span text:style-name="Source_20_Text">/* Cards / Grid */</text:span></text:p>
        <text:p text:style-name="P6"><text:span text:style-name="Source_20_Text">.grid{</text:span></text:p>
        <text:p text:style-name="P6"><text:span text:style-name="Source_20_Text"><text:s text:c="2"/>display:grid;</text:span></text:p>
        <text:p text:style-name="P6"><text:span text:style-name="Source_20_Text"><text:s text:c="2"/>grid-template-columns: repeat(12, 1fr);</text:span></text:p>
        <text:p text:style-name="P6"><text:span text:style-name="Source_20_Text"><text:s text:c="2"/>gap: 14px;</text:span></text:p>
        <text:p text:style-name="P6"><text:span text:style-name="Source_20_Text"><text:s text:c="2"/>margin-top: 12px;</text:span></text:p>
        <text:p text:style-name="P6"><text:span text:style-name="Source_20_Text">}</text:span></text:p>
        <text:p text:style-name="P6"><text:span text:style-name="Source_20_Text">.card{</text:span></text:p>
        <text:p text:style-name="P6"><text:span text:style-name="Source_20_Text"><text:s text:c="2"/>grid-column: span 6;</text:span></text:p>
        <text:p text:style-name="P6"><text:span text:style-name="Source_20_Text"><text:s text:c="2"/>overflow:hidden;</text:span></text:p>
        <text:p text:style-name="P6"><text:span text:style-name="Source_20_Text"><text:s text:c="2"/>border-radius: var(--radius2);</text:span></text:p>
        <text:p text:style-name="P6"><text:span text:style-name="Source_20_Text"><text:s text:c="2"/>border: 1px solid rgba(255,255,255,.08);</text:span></text:p>
        <text:p text:style-name="P6"><text:soft-page-break/><text:span text:style-name="Source_20_Text"><text:s text:c="2"/>background: linear-gradient(180deg, rgba(29,35,43,.9), rgba(23,27,33,.92));</text:span></text:p>
        <text:p text:style-name="P6"><text:span text:style-name="Source_20_Text"><text:s text:c="2"/>box-shadow: var(--shadow);</text:span></text:p>
        <text:p text:style-name="P6"><text:span text:style-name="Source_20_Text">}</text:span></text:p>
        <text:p text:style-name="P6"><text:span text:style-name="Source_20_Text">.card__media{</text:span></text:p>
        <text:p text:style-name="P6"><text:span text:style-name="Source_20_Text"><text:s text:c="2"/>height: 140px;</text:span></text:p>
        <text:p text:style-name="P6"><text:span text:style-name="Source_20_Text"><text:s text:c="2"/>position:relative;</text:span></text:p>
        <text:p text:style-name="P6"><text:span text:style-name="Source_20_Text"><text:s text:c="2"/>display:flex;</text:span></text:p>
        <text:p text:style-name="P6"><text:span text:style-name="Source_20_Text"><text:s text:c="2"/>align-items:center;</text:span></text:p>
        <text:p text:style-name="P6"><text:span text:style-name="Source_20_Text"><text:s text:c="2"/>justify-content:center;</text:span></text:p>
        <text:p text:style-name="P6"><text:span text:style-name="Source_20_Text"><text:s text:c="2"/>background:</text:span></text:p>
        <text:p text:style-name="P6"><text:span text:style-name="Source_20_Text"><text:s text:c="4"/>radial-gradient(300px 120px at 50% 30%, rgba(245,196,0,.18), transparent 60%),</text:span></text:p>
        <text:p text:style-name="P6"><text:span text:style-name="Source_20_Text"><text:s text:c="4"/>linear-gradient(135deg, rgba(15,18,22,.5), rgba(29,35,43,.6));</text:span></text:p>
        <text:p text:style-name="P6"><text:span text:style-name="Source_20_Text"><text:s text:c="2"/>border-bottom: 1px solid rgba(255,255,255,.08);</text:span></text:p>
        <text:p text:style-name="P6"><text:span text:style-name="Source_20_Text">}</text:span></text:p>
        <text:p text:style-name="P6"><text:span text:style-name="Source_20_Text">.silhouette{</text:span></text:p>
        <text:p text:style-name="P6"><text:span text:style-name="Source_20_Text"><text:s text:c="2"/>font-size: 34px;</text:span></text:p>
        <text:p text:style-name="P6"><text:span text:style-name="Source_20_Text"><text:s text:c="2"/>opacity: .9;</text:span></text:p>
        <text:p text:style-name="P6"><text:span text:style-name="Source_20_Text"><text:s text:c="2"/>filter: drop-shadow(0 10px 18px rgba(0,0,0,.4));</text:span></text:p>
        <text:p text:style-name="P6"><text:span text:style-name="Source_20_Text">}</text:span></text:p>
        <text:p text:style-name="P6"><text:span text:style-name="Source_20_Text">.silhouette--big{ font-size: 72px; }</text:span></text:p>
        <text:p text:style-name="P6"/>
        <text:p text:style-name="P6"><text:span text:style-name="Source_20_Text">.tag{</text:span></text:p>
        <text:p text:style-name="P6"><text:span text:style-name="Source_20_Text"><text:s text:c="2"/>position:absolute;</text:span></text:p>
        <text:p text:style-name="P6"><text:span text:style-name="Source_20_Text"><text:s text:c="2"/>top: 12px; left: 12px;</text:span></text:p>
        <text:p text:style-name="P6"><text:span text:style-name="Source_20_Text"><text:s text:c="2"/>padding: 6px 10px;</text:span></text:p>
        <text:p text:style-name="P6"><text:span text:style-name="Source_20_Text"><text:s text:c="2"/>border-radius: 999px;</text:span></text:p>
        <text:p text:style-name="P6"><text:span text:style-name="Source_20_Text"><text:s text:c="2"/>font-size: 12px;</text:span></text:p>
        <text:p text:style-name="P6"><text:span text:style-name="Source_20_Text"><text:s text:c="2"/>font-weight:800;</text:span></text:p>
        <text:p text:style-name="P6"><text:span text:style-name="Source_20_Text"><text:s text:c="2"/>color:#101216;</text:span></text:p>
        <text:p text:style-name="P6"><text:span text:style-name="Source_20_Text"><text:s text:c="2"/>background: var(--haz-yellow);</text:span></text:p>
        <text:p text:style-name="P6"><text:span text:style-name="Source_20_Text">}</text:span></text:p>
        <text:p text:style-name="P6"><text:span text:style-name="Source_20_Text">.tag--warn{</text:span></text:p>
        <text:p text:style-name="P6"><text:span text:style-name="Source_20_Text"><text:s text:c="2"/>background:</text:span></text:p>
        <text:p text:style-name="P6"><text:span text:style-name="Source_20_Text"><text:s text:c="4"/>repeating-linear-gradient(-45deg, var(--haz-yellow) 0 10px, #101216 10px 20px);</text:span></text:p>
        <text:p text:style-name="P6"><text:span text:style-name="Source_20_Text">}</text:span></text:p>
        <text:p text:style-name="P6"/>
        <text:p text:style-name="P6"><text:span text:style-name="Source_20_Text">.card__body{ padding: 12px 14px 14px; }</text:span></text:p>
        <text:p text:style-name="P6"><text:span text:style-name="Source_20_Text">.card__title{ font-weight:900; margin-bottom: 4px; }</text:span></text:p>
        <text:p text:style-name="P6"><text:span text:style-name="Source_20_Text">.card__meta{ color: var(--muted); font-size: 13px; margin-bottom: 10px; }</text:span></text:p>
        <text:p text:style-name="P6"><text:span text:style-name="Source_20_Text">.card__price{ font-weight:900; margin-bottom: 10px; }</text:span></text:p>
        <text:p text:style-name="P6"><text:span text:style-name="Source_20_Text">.card__actions{ display:flex; gap:10px; flex-wrap:wrap; }</text:span></text:p>
        <text:p text:style-name="P6"/>
        <text:p text:style-name="P6"><text:span text:style-name="Source_20_Text">/* Product page */</text:span></text:p>
        <text:p text:style-name="P6"><text:span text:style-name="Source_20_Text">.product{</text:span></text:p>
        <text:p text:style-name="P6"><text:span text:style-name="Source_20_Text"><text:s text:c="2"/>display:grid;</text:span></text:p>
        <text:p text:style-name="P6"><text:span text:style-name="Source_20_Text"><text:s text:c="2"/>grid-template-columns: 1fr 1.2fr;</text:span></text:p>
        <text:p text:style-name="P6"><text:span text:style-name="Source_20_Text"><text:s text:c="2"/>gap: 16px;</text:span></text:p>
        <text:p text:style-name="P6"><text:span text:style-name="Source_20_Text"><text:s text:c="2"/>padding: 16px;</text:span></text:p>
        <text:p text:style-name="P6"><text:span text:style-name="Source_20_Text">}</text:span></text:p>
        <text:p text:style-name="P6"><text:span text:style-name="Source_20_Text">.product__image{</text:span></text:p>
        <text:p text:style-name="P6"><text:span text:style-name="Source_20_Text"><text:s text:c="2"/>height: 340px;</text:span></text:p>
        <text:p text:style-name="P6"><text:span text:style-name="Source_20_Text"><text:s text:c="2"/>border-radius: 20px;</text:span></text:p>
        <text:p text:style-name="P6"><text:span text:style-name="Source_20_Text"><text:s text:c="2"/>border: 1px solid rgba(255,255,255,.08);</text:span></text:p>
        <text:p text:style-name="P6"><text:span text:style-name="Source_20_Text"><text:s text:c="2"/>background:</text:span></text:p>
        <text:p text:style-name="P6"><text:span text:style-name="Source_20_Text"><text:s text:c="4"/>radial-gradient(500px 200px at 40% 20%, rgba(245,196,0,.20), transparent 60%),</text:span></text:p>
        <text:p text:style-name="P6"><text:span text:style-name="Source_20_Text"><text:s text:c="4"/>linear-gradient(135deg, rgba(15,18,22,.55), rgba(29,35,43,.65));</text:span></text:p>
        <text:p text:style-name="P6"><text:span text:style-name="Source_20_Text"><text:s text:c="2"/>display:grid;</text:span></text:p>
        <text:p text:style-name="P6"><text:span text:style-name="Source_20_Text"><text:s text:c="2"/>place-items:center;</text:span></text:p>
        <text:p text:style-name="P6"><text:span text:style-name="Source_20_Text">}</text:span></text:p>
        <text:p text:style-name="P6"><text:span text:style-name="Source_20_Text">.product__badges{ display:flex; gap:10px; margin-top: 10px; }</text:span></text:p>
        <text:p text:style-name="P6"><text:span text:style-name="Source_20_Text">.product__info{ padding: 6px 6px 6px 2px; }</text:span></text:p>
        <text:p text:style-name="P6"><text:soft-page-break/></text:p>
        <text:p text:style-name="P6"><text:span text:style-name="Source_20_Text">.specs{</text:span></text:p>
        <text:p text:style-name="P6"><text:span text:style-name="Source_20_Text"><text:s text:c="2"/>display:grid;</text:span></text:p>
        <text:p text:style-name="P6"><text:span text:style-name="Source_20_Text"><text:s text:c="2"/>grid-template-columns: 1fr 1fr;</text:span></text:p>
        <text:p text:style-name="P6"><text:span text:style-name="Source_20_Text"><text:s text:c="2"/>gap: 10px;</text:span></text:p>
        <text:p text:style-name="P6"><text:span text:style-name="Source_20_Text"><text:s text:c="2"/>margin: 14px 0;</text:span></text:p>
        <text:p text:style-name="P6"><text:span text:style-name="Source_20_Text">}</text:span></text:p>
        <text:p text:style-name="P6"><text:span text:style-name="Source_20_Text">.spec{</text:span></text:p>
        <text:p text:style-name="P6"><text:span text:style-name="Source_20_Text"><text:s text:c="2"/>padding: 10px 12px;</text:span></text:p>
        <text:p text:style-name="P6"><text:span text:style-name="Source_20_Text"><text:s text:c="2"/>border-radius: 16px;</text:span></text:p>
        <text:p text:style-name="P6"><text:span text:style-name="Source_20_Text"><text:s text:c="2"/>border: 1px solid rgba(255,255,255,.08);</text:span></text:p>
        <text:p text:style-name="P6"><text:span text:style-name="Source_20_Text"><text:s text:c="2"/>background: rgba(15,18,22,.28);</text:span></text:p>
        <text:p text:style-name="P6"><text:span text:style-name="Source_20_Text">}</text:span></text:p>
        <text:p text:style-name="P6"><text:span text:style-name="Source_20_Text">.spec__k{ color: var(--muted); font-size: 12px; margin-bottom: 4px; }</text:span></text:p>
        <text:p text:style-name="P6"><text:span text:style-name="Source_20_Text">.spec__v{ font-weight:900; }</text:span></text:p>
        <text:p text:style-name="P6"/>
        <text:p text:style-name="P6"><text:span text:style-name="Source_20_Text">.price-row{</text:span></text:p>
        <text:p text:style-name="P6"><text:span text:style-name="Source_20_Text"><text:s text:c="2"/>display:flex;</text:span></text:p>
        <text:p text:style-name="P6"><text:span text:style-name="Source_20_Text"><text:s text:c="2"/>gap: 14px;</text:span></text:p>
        <text:p text:style-name="P6"><text:span text:style-name="Source_20_Text"><text:s text:c="2"/>align-items:flex-end;</text:span></text:p>
        <text:p text:style-name="P6"><text:span text:style-name="Source_20_Text"><text:s text:c="2"/>justify-content:space-between;</text:span></text:p>
        <text:p text:style-name="P6"><text:span text:style-name="Source_20_Text">}</text:span></text:p>
        <text:p text:style-name="P6"><text:span text:style-name="Source_20_Text">.price__label{ color: var(--muted); font-size: 12px; }</text:span></text:p>
        <text:p text:style-name="P6"><text:span text:style-name="Source_20_Text">.price__value{ font-size: 22px; font-weight: 900; }</text:span></text:p>
        <text:p text:style-name="P6"><text:span text:style-name="Source_20_Text">.actions{ display:flex; gap:10px; flex-wrap:wrap; margin-top: 12px; }</text:span></text:p>
        <text:p text:style-name="P6"/>
        <text:p text:style-name="P6"><text:span text:style-name="Source_20_Text">.divider{</text:span></text:p>
        <text:p text:style-name="P6"><text:span text:style-name="Source_20_Text"><text:s text:c="2"/>border:0;</text:span></text:p>
        <text:p text:style-name="P6"><text:span text:style-name="Source_20_Text"><text:s text:c="2"/>border-top: 1px solid rgba(255,255,255,.08);</text:span></text:p>
        <text:p text:style-name="P6"><text:span text:style-name="Source_20_Text"><text:s text:c="2"/>margin: 14px 0;</text:span></text:p>
        <text:p text:style-name="P6"><text:span text:style-name="Source_20_Text">}</text:span></text:p>
        <text:p text:style-name="P6"><text:span text:style-name="Source_20_Text">.tabs{ display:flex; gap:10px; flex-wrap:wrap; margin-bottom: 10px; }</text:span></text:p>
        <text:p text:style-name="P6"><text:span text:style-name="Source_20_Text">.tab{</text:span></text:p>
        <text:p text:style-name="P6"><text:span text:style-name="Source_20_Text"><text:s text:c="2"/>padding: 10px 12px;</text:span></text:p>
        <text:p text:style-name="P6"><text:span text:style-name="Source_20_Text"><text:s text:c="2"/>border-radius: 999px;</text:span></text:p>
        <text:p text:style-name="P6"><text:span text:style-name="Source_20_Text"><text:s text:c="2"/>border: 1px solid rgba(255,255,255,.10);</text:span></text:p>
        <text:p text:style-name="P6"><text:span text:style-name="Source_20_Text"><text:s text:c="2"/>background: rgba(23,27,33,.55);</text:span></text:p>
        <text:p text:style-name="P6"><text:span text:style-name="Source_20_Text"><text:s text:c="2"/>color: var(--muted);</text:span></text:p>
        <text:p text:style-name="P6"><text:span text:style-name="Source_20_Text"><text:s text:c="2"/>font-weight:800;</text:span></text:p>
        <text:p text:style-name="P6"><text:span text:style-name="Source_20_Text"><text:s text:c="2"/>cursor:pointer;</text:span></text:p>
        <text:p text:style-name="P6"><text:span text:style-name="Source_20_Text">}</text:span></text:p>
        <text:p text:style-name="P6"><text:span text:style-name="Source_20_Text">.tab--active{</text:span></text:p>
        <text:p text:style-name="P6"><text:span text:style-name="Source_20_Text"><text:s text:c="2"/>color:#101216;</text:span></text:p>
        <text:p text:style-name="P6"><text:span text:style-name="Source_20_Text"><text:s text:c="2"/>background: var(--haz-yellow);</text:span></text:p>
        <text:p text:style-name="P6"><text:span text:style-name="Source_20_Text"><text:s text:c="2"/>border-color: rgba(245,196,0,.55);</text:span></text:p>
        <text:p text:style-name="P6"><text:span text:style-name="Source_20_Text">}</text:span></text:p>
        <text:p text:style-name="P6"/>
        <text:p text:style-name="P6"><text:span text:style-name="Source_20_Text">/* Cart */</text:span></text:p>
        <text:p text:style-name="P6"><text:span text:style-name="Source_20_Text">.cart-row{</text:span></text:p>
        <text:p text:style-name="P6"><text:span text:style-name="Source_20_Text"><text:s text:c="2"/>display:grid;</text:span></text:p>
        <text:p text:style-name="P6"><text:span text:style-name="Source_20_Text"><text:s text:c="2"/>grid-template-columns: 70px 1fr 110px 150px 120px;</text:span></text:p>
        <text:p text:style-name="P6"><text:span text:style-name="Source_20_Text"><text:s text:c="2"/>gap: 12px;</text:span></text:p>
        <text:p text:style-name="P6"><text:span text:style-name="Source_20_Text"><text:s text:c="2"/>align-items:center;</text:span></text:p>
        <text:p text:style-name="P6"><text:span text:style-name="Source_20_Text"><text:s text:c="2"/>padding: 12px 14px;</text:span></text:p>
        <text:p text:style-name="P6"><text:span text:style-name="Source_20_Text"><text:s text:c="2"/>border-top: 1px solid rgba(255,255,255,.08);</text:span></text:p>
        <text:p text:style-name="P6"><text:span text:style-name="Source_20_Text">}</text:span></text:p>
        <text:p text:style-name="P6"><text:span text:style-name="Source_20_Text">.cart-row__thumb{</text:span></text:p>
        <text:p text:style-name="P6"><text:span text:style-name="Source_20_Text"><text:s text:c="2"/>height: 50px;</text:span></text:p>
        <text:p text:style-name="P6"><text:span text:style-name="Source_20_Text"><text:s text:c="2"/>border-radius: 14px;</text:span></text:p>
        <text:p text:style-name="P6"><text:span text:style-name="Source_20_Text"><text:s text:c="2"/>border: 1px solid rgba(255,255,255,.08);</text:span></text:p>
        <text:p text:style-name="P6"><text:span text:style-name="Source_20_Text"><text:s text:c="2"/>background: rgba(15,18,22,.28);</text:span></text:p>
        <text:p text:style-name="P6"><text:span text:style-name="Source_20_Text"><text:s text:c="2"/>display:grid;</text:span></text:p>
        <text:p text:style-name="P6"><text:span text:style-name="Source_20_Text"><text:s text:c="2"/>place-items:center;</text:span></text:p>
        <text:p text:style-name="P6"><text:span text:style-name="Source_20_Text">}</text:span></text:p>
        <text:p text:style-name="P6"><text:soft-page-break/><text:span text:style-name="Source_20_Text">.cart-row__title{ font-weight:900; }</text:span></text:p>
        <text:p text:style-name="P6"><text:span text:style-name="Source_20_Text">.cart-row__price{ font-weight:900; text-align:right; }</text:span></text:p>
        <text:p text:style-name="P6"/>
        <text:p text:style-name="P6"><text:span text:style-name="Source_20_Text">.sum{ margin-top: 12px; }</text:span></text:p>
        <text:p text:style-name="P6"><text:span text:style-name="Source_20_Text">.sum__row{</text:span></text:p>
        <text:p text:style-name="P6"><text:span text:style-name="Source_20_Text"><text:s text:c="2"/>display:flex;</text:span></text:p>
        <text:p text:style-name="P6"><text:span text:style-name="Source_20_Text"><text:s text:c="2"/>justify-content:space-between;</text:span></text:p>
        <text:p text:style-name="P6"><text:span text:style-name="Source_20_Text"><text:s text:c="2"/>padding: 10px 0;</text:span></text:p>
        <text:p text:style-name="P6"><text:span text:style-name="Source_20_Text"><text:s text:c="2"/>border-bottom: 1px solid rgba(255,255,255,.06);</text:span></text:p>
        <text:p text:style-name="P6"><text:span text:style-name="Source_20_Text">}</text:span></text:p>
        <text:p text:style-name="P6"><text:span text:style-name="Source_20_Text">.sum__row--total{</text:span></text:p>
        <text:p text:style-name="P6"><text:span text:style-name="Source_20_Text"><text:s text:c="2"/>border-bottom: none;</text:span></text:p>
        <text:p text:style-name="P6"><text:span text:style-name="Source_20_Text"><text:s text:c="2"/>font-weight: 900;</text:span></text:p>
        <text:p text:style-name="P6"><text:span text:style-name="Source_20_Text"><text:s text:c="2"/>font-size: 16px;</text:span></text:p>
        <text:p text:style-name="P6"><text:span text:style-name="Source_20_Text">}</text:span></text:p>
        <text:p text:style-name="P6"/>
        <text:p text:style-name="P6"><text:span text:style-name="Source_20_Text">.crumbs{ color: var(--muted); font-size: 12px; margin-top: 6px; }</text:span></text:p>
        <text:p text:style-name="P6"><text:span text:style-name="Source_20_Text">.crumbs__item + .crumbs__item:before{ content:"›"; margin: 0 8px; color: rgba(245,196,0,.8); }</text:span></text:p>
        <text:p text:style-name="P6"/>
        <text:p text:style-name="P6"><text:span text:style-name="Source_20_Text">/* Responsive */</text:span></text:p>
        <text:p text:style-name="P6"><text:span text:style-name="Source_20_Text">@media (max-width: 1100px){</text:span></text:p>
        <text:p text:style-name="P6"><text:span text:style-name="Source_20_Text"><text:s text:c="2"/>.header-grid{ grid-template-columns: 240px 1fr; }</text:span></text:p>
        <text:p text:style-name="P6"><text:span text:style-name="Source_20_Text"><text:s text:c="2"/>.header-actions{ grid-column: 1 / -1; justify-content:space-between; }</text:span></text:p>
        <text:p text:style-name="P6"><text:span text:style-name="Source_20_Text"><text:s text:c="2"/>.search__input{ width: 100%; min-width: 220px; }</text:span></text:p>
        <text:p text:style-name="P6"><text:span text:style-name="Source_20_Text">}</text:span></text:p>
        <text:p text:style-name="P6"><text:span text:style-name="Source_20_Text">@media (max-width: 900px){</text:span></text:p>
        <text:p text:style-name="P6"><text:span text:style-name="Source_20_Text"><text:s text:c="2"/>.layout{ grid-template-columns: 1fr; }</text:span></text:p>
        <text:p text:style-name="P6"><text:span text:style-name="Source_20_Text"><text:s text:c="2"/>.layout--cart{ grid-template-columns: 1fr; }</text:span></text:p>
        <text:p text:style-name="P6"><text:span text:style-name="Source_20_Text"><text:s text:c="2"/>.grid .card{ grid-column: span 12; }</text:span></text:p>
        <text:p text:style-name="P6"><text:span text:style-name="Source_20_Text"><text:s text:c="2"/>.product{ grid-template-columns: 1fr; }</text:span></text:p>
        <text:p text:style-name="P6"><text:span text:style-name="Source_20_Text"><text:s text:c="2"/>.cart-row{ grid-template-columns: 70px 1fr; }</text:span></text:p>
        <text:p text:style-name="P6"><text:span text:style-name="Source_20_Text"><text:s text:c="2"/>.cart-row__qty, .cart-row__price{ display:none; }</text:span></text:p>
        <text:p text:style-name="P7"><text:span text:style-name="Source_20_Text">}</text:span></text:p>
        <text:p text:style-name="Horizontal_20_Line"/>
        <text:h text:style-name="Heading_20_2" text:outline-level="2">6) So verwendest du die Seiten im Layout (Thymeleaf-Mechanik)</text:h>
        <text:p text:style-name="Text_20_body">Du setzt im Controller nur <text:span text:style-name="Source_20_Text">content</text:span> auf das Fragment, das eingeblendet werden soll.</text:p>
        <text:p text:style-name="Text_20_body">Beispiel-Logik (ohne Code, nur Prinzip):</text:p>
        <text:list text:style-name="L2">
          <text:list-item>
            <text:p text:style-name="P8">Für Startseite: <text:span text:style-name="Source_20_Text">content = "pages/index :: content"</text:span></text:p>
          </text:list-item>
          <text:list-item>
            <text:p text:style-name="P8">Für Produkt: <text:span text:style-name="Source_20_Text">content = "pages/product :: content"</text:span></text:p>
          </text:list-item>
          <text:list-item>
            <text:p text:style-name="P8">Für Warenkorb: <text:span text:style-name="Source_20_Text">content = "pages/cart :: content"</text:span></text:p>
          </text:list-item>
        </text:list>
        <text:p text:style-name="Text_20_body">Damit bleibt das Layout stabil, und du kannst später iterativ:</text:p>
        <text:list text:style-name="L3">
          <text:list-item>
            <text:p text:style-name="P9"><text:span text:style-name="Source_20_Text">th:each</text:span> für Produktlisten ergänzen</text:p>
          </text:list-item>
          <text:list-item>
            <text:p text:style-name="P9"><text:span text:style-name="Source_20_Text">th:text</text:span>/<text:span text:style-name="Source_20_Text">th:href</text:span> dynamisieren</text:p>
          </text:list-item>
          <text:list-item>
            <text:p text:style-name="P9">Fragmente für wiederkehrende Komponenten (z.B. Produktkarte) auslagern</text:p>
          </text:list-item>
        </text:list>
        <text:p text:style-name="Horizontal_20_Line"/>
        <text:h text:style-name="Heading_20_2" text:outline-level="2"><text:soft-page-break/>7) Nächste sinnvolle Iterationen (ohne SpringBoot-Zwang)</text:h>
        <text:list text:style-name="L4">
          <text:list-item>
            <text:p text:style-name="P10"><text:span text:style-name="Strong_20_Emphasis">Fragment für Produktkarte</text:span> (<text:span text:style-name="Source_20_Text">fragments/product-card.html</text:span>) → wiederverwendbar.</text:p>
          </text:list-item>
          <text:list-item>
            <text:p text:style-name="P10"><text:span text:style-name="Strong_20_Emphasis">Kategorie-Seite</text:span> (Grid + Headerbild pro Kategorie).</text:p>
          </text:list-item>
          <text:list-item>
            <text:p text:style-name="P10"><text:span text:style-name="Strong_20_Emphasis">Checkout-Seite</text:span> (Formular-UI in diesem Stil).</text:p>
          </text:list-item>
          <text:list-item>
            <text:p text:style-name="P10"><text:span text:style-name="Strong_20_Emphasis">Icons ersetzen</text:span> (SVG-Silhouetten: Bagger, Truck, Drill) für noch stärkeres „Heavy Machinery“.</text:p>
          </text:list-item>
        </text:list>
        <text:p text:style-name="Text_20_body">Wenn du als nächstes über „Aussehen und Aufbau“ diskutieren willst: Ich würde als ersten Design-Schritt klären, ob der Shop eher <text:span text:style-name="Strong_20_Emphasis">„militärisch/hart“</text:span> (mehr Kontrast, mehr Hazard) oder <text:span text:style-name="Strong_20_Emphasis">„industriell-premium“</text:span> (mehr Ruheflächen, subtilere Hazard-Akzente) wirken soll.</text:p>
        <text:h text:style-name="Heading_20_5" text:outline-level="5">Du:</text:h>
        <text:p text:style-name="Text_20_body">bitte fasse alle bisherigen Dateienbin einem ZipFile zum Download zusammen.</text:p>
        <text:h text:style-name="Heading_20_6" text:outline-level="6">ChatGPT:</text:h>
        <text:p text:style-name="Text_20_body">Download ZIP: tagebau-shop-templates.zip </text:p>
        <text:h text:style-name="Heading_20_5" text:outline-level="5">Du:</text:h>
        <text:p text:style-name="Text_20_body">kannst du hier auch eine Vorschau generieren?</text:p>
        <text:h text:style-name="Heading_20_6" text:outline-level="6">ChatGPT:</text:h>
        <text:section text:style-name="Sect1" text:name="image-4609e738-538e-48dd-924c-db663470cc23">
          <text:p text:style-name="P11"><draw:frame draw:style-name="fr2" draw:name="Bild1" text:anchor-type="as-char" svg:width="2cm" svg:height="1cm" draw:z-index="1"><draw:image xlink:href="https://chatgpt.com/backend-api/estuary/content?id=file_0000000077b472469f7bc2af88d2e179&amp;ts=491294&amp;p=fs&amp;cid=1&amp;sig=f24d72ac0ad3b4206cb738a1b04c3c75d3b03f72a5ec0f6ca5fe6d625556476e&amp;v=0" xlink:type="simple" xlink:show="embed" xlink:actuate="onLoad"/><svg:title>Generiertes Bild</svg:title></draw:frame></text:p>
          <text:p text:style-name="P11"><draw:frame draw:style-name="fr2" draw:name="Bild2" text:anchor-type="as-char" svg:width="2cm" svg:height="1cm" draw:z-index="2"><draw:image xlink:href="https://chatgpt.com/backend-api/estuary/content?id=file_0000000077b472469f7bc2af88d2e179&amp;ts=491294&amp;p=fs&amp;cid=1&amp;sig=f24d72ac0ad3b4206cb738a1b04c3c75d3b03f72a5ec0f6ca5fe6d625556476e&amp;v=0" xlink:type="simple" xlink:show="embed" xlink:actuate="onLoad"/><svg:title>Generiertes Bild</svg:title></draw:frame></text:p>
          <text:p text:style-name="P11"><draw:frame draw:style-name="fr2" draw:name="Bild3" text:anchor-type="as-char" svg:width="2cm" svg:height="1cm" draw:z-index="3"><draw:image xlink:href="https://chatgpt.com/backend-api/estuary/content?id=file_0000000077b472469f7bc2af88d2e179&amp;ts=491294&amp;p=fs&amp;cid=1&amp;sig=f24d72ac0ad3b4206cb738a1b04c3c75d3b03f72a5ec0f6ca5fe6d625556476e&amp;v=0" xlink:type="simple" xlink:show="embed" xlink:actuate="onLoad"/><svg:title>Generiertes Bild</svg:title></draw:frame></text:p>
        </text:section>
        <text:p text:style-name="Text_20_body">Ja. Hier ist eine visuelle Vorschau als Mockup (konzeptionell, nicht direkt aus dem HTML/CSS gerendert), die das Hazard-Stripes-Layout, die dunklen Grautöne und gelb-schwarze Controls zeigt:</text:p>
        <text:p text:style-name="Text_20_body">Wenn du eine <text:span text:style-name="Strong_20_Emphasis">echte Render-Vorschau aus den Templates (HTML/CSS) als Screenshot</text:span> willst, kann ich das ebenfalls erzeugen – dafür brauche ich nur, dass du mir sagst, ob die Vorschau eher <text:span text:style-name="Strong_20_Emphasis">Desktop (z. B. 1440×900)</text:span> oder <text:span text:style-name="Strong_20_Emphasis">Mobile (z. B. 390×844)</text:span> sein soll.</text:p>
        <text:h text:style-name="Heading_20_5" text:outline-level="5">Du:</text:h>
        <text:p text:style-name="Text_20_body">ja bitte erstelle auch diese Vorschau, und zwar für Desktop in 1920x1200</text:p>
        <text:h text:style-name="Heading_20_6" text:outline-level="6">ChatGPT:</text:h>
        <text:section text:style-name="Sect1" text:name="image-885fd2c8-0fc2-4482-a4d7-298eb8f0bfc6">
          <text:p text:style-name="P11"><draw:frame draw:style-name="fr2" draw:name="Bild4" text:anchor-type="as-char" svg:width="2cm" svg:height="1cm" draw:z-index="4"><draw:image xlink:href="https://chatgpt.com/backend-api/estuary/content?id=file_0000000064ac72468448ffe2069399c0&amp;ts=491294&amp;p=fs&amp;cid=1&amp;sig=5b601ecb744753915e8a38f877000fe811f9e75a33b4c79d9f0ae3f9f92f97cf&amp;v=0" xlink:type="simple" xlink:show="embed" xlink:actuate="onLoad"/><svg:title>Generiertes Bild</svg:title></draw:frame></text:p>
          <text:p text:style-name="P11"><draw:frame draw:style-name="fr2" draw:name="Bild5" text:anchor-type="as-char" svg:width="2cm" svg:height="1cm" draw:z-index="5"><draw:image xlink:href="https://chatgpt.com/backend-api/estuary/content?id=file_0000000064ac72468448ffe2069399c0&amp;ts=491294&amp;p=fs&amp;cid=1&amp;sig=5b601ecb744753915e8a38f877000fe811f9e75a33b4c79d9f0ae3f9f92f97cf&amp;v=0" xlink:type="simple" xlink:show="embed" xlink:actuate="onLoad"/><svg:title>Generiertes Bild</svg:title></draw:frame></text:p>
          <text:p text:style-name="P11"><draw:frame draw:style-name="fr2" draw:name="Bild6" text:anchor-type="as-char" svg:width="2cm" svg:height="1cm" draw:z-index="6"><draw:image xlink:href="https://chatgpt.com/backend-api/estuary/content?id=file_0000000064ac72468448ffe2069399c0&amp;ts=491294&amp;p=fs&amp;cid=1&amp;sig=5b601ecb744753915e8a38f877000fe811f9e75a33b4c79d9f0ae3f9f92f97cf&amp;v=0" xlink:type="simple" xlink:show="embed" xlink:actuate="onLoad"/><svg:title>Generiertes Bild</svg:title></draw:frame></text:p>
        </text:section>
        <text:h text:style-name="Heading_20_5" text:outline-level="5">Du:</text:h>
        <text:p text:style-name="Text_20_body">bitte gib mir ein Zip-File, das sämtliche Dateien dieses Demos enthält, einschließlich alle benötigten Grafiken</text:p>
        <text:h text:style-name="Heading_20_6" text:outline-level="6"><text:soft-page-break/>ChatGPT:</text:h>
        <text:p text:style-name="Text_20_body">Fertig.<text:line-break/>Hier ist das vollständige ZIP-Archiv mit <text:span text:style-name="Strong_20_Emphasis">allen Demo-Dateien</text:span>, inklusive Templates, CSS <text:span text:style-name="Strong_20_Emphasis">und</text:span> den erzeugten Vorschau-Grafiken:</text:p>
        <text:p text:style-name="Text_20_body"><text:span text:style-name="Strong_20_Emphasis">Download: tagebau-heavy-machines-demo-full.zip</text:span></text:p>
        <text:h text:style-name="Heading_20_3" text:outline-level="3">Inhalt (Überblick)</text:h>
        <text:p text:style-name="P5"><text:span text:style-name="Source_20_Text">README.md</text:span></text:p>
        <text:p text:style-name="P6"><text:span text:style-name="Source_20_Text">templates/</text:span></text:p>
        <text:p text:style-name="P6"><text:span text:style-name="Source_20_Text"><text:s text:c="2"/>layout.html</text:span></text:p>
        <text:p text:style-name="P6"><text:span text:style-name="Source_20_Text"><text:s text:c="2"/>pages/</text:span></text:p>
        <text:p text:style-name="P6"><text:span text:style-name="Source_20_Text"><text:s text:c="4"/>index.html</text:span></text:p>
        <text:p text:style-name="P6"><text:span text:style-name="Source_20_Text"><text:s text:c="4"/>product.html</text:span></text:p>
        <text:p text:style-name="P6"><text:span text:style-name="Source_20_Text"><text:s text:c="4"/>cart.html</text:span></text:p>
        <text:p text:style-name="P6"><text:span text:style-name="Source_20_Text">static/</text:span></text:p>
        <text:p text:style-name="P6"><text:span text:style-name="Source_20_Text"><text:s text:c="2"/>css/</text:span></text:p>
        <text:p text:style-name="P6"><text:span text:style-name="Source_20_Text"><text:s text:c="4"/>shop.css</text:span></text:p>
        <text:p text:style-name="P6"><text:span text:style-name="Source_20_Text"><text:s text:c="2"/>img/</text:span></text:p>
        <text:p text:style-name="P6"><text:span text:style-name="Source_20_Text"><text:s text:c="4"/>preview/</text:span></text:p>
        <text:p text:style-name="P6"><text:span text:style-name="Source_20_Text"><text:s text:c="6"/>mockup-multipage.png</text:span></text:p>
        <text:p text:style-name="P7"><text:span text:style-name="Source_20_Text"><text:s text:c="6"/>desktop-1920x1200.png</text:span></text:p>
        <text:h text:style-name="Heading_20_3" text:outline-level="3">Hinweise zur Einordnung</text:h>
        <text:list text:style-name="L5">
          <text:list-item>
            <text:p text:style-name="P12">Die <text:span text:style-name="Strong_20_Emphasis">PNG-Dateien</text:span> sind <text:span text:style-name="Strong_20_Emphasis">Design-Mockups/Vorschauen</text:span> (Konzept + Desktop 1920×1200).</text:p>
          </text:list-item>
          <text:list-item>
            <text:p text:style-name="P12">Sie sind <text:span text:style-name="Strong_20_Emphasis">nicht automatisch</text:span> in die HTML-Templates eingebunden.</text:p>
          </text:list-item>
          <text:list-item>
            <text:p text:style-name="P12">Die Struktur entspricht direkt der üblichen <text:span text:style-name="Strong_20_Emphasis">Spring Boot / Thymeleaf</text:span>-Konvention (<text:span text:style-name="Source_20_Text">templates/</text:span>, <text:span text:style-name="Source_20_Text">static/</text:span>).</text:p>
          </text:list-item>
        </text:list>
        <text:p text:style-name="Text_20_body">Nächster sinnvoller Schritt wäre:</text:p>
        <text:list text:style-name="L6">
          <text:list-item>
            <text:p text:style-name="P13">eine <text:span text:style-name="Strong_20_Emphasis">echte HTML-Render-Vorschau</text:span> (z. B. <text:span text:style-name="Source_20_Text">index.html</text:span> standalone mit statischem Layout),</text:p>
          </text:list-item>
          <text:list-item>
            <text:p text:style-name="P13">oder das Auslagern zentraler UI-Elemente in <text:span text:style-name="Strong_20_Emphasis">Thymeleaf-Fragmente</text:span> (Header, Footer, Product Card). </text:p>
          </text:list-item>
        </text:list>
        <text:h text:style-name="Heading_20_5" text:outline-level="5">Du:</text:h>
        <text:p text:style-name="Text_20_body">ich meinte das etwas anders, nämlich so, dass alle Grafiken im Zip enthalten sind, die für den Aufbau der HTML-Seite notwendig sind, und die darin referenziert werden. Zusätzlich sollen alle html und css dateien enthalten sein. </text:p>
        <text:h text:style-name="Heading_20_6" text:outline-level="6">ChatGPT:</text:h>
        <text:p text:style-name="P1">Hier ist das ZIP, das <text:span text:style-name="Strong_20_Emphasis">alle HTML- und CSS-Dateien</text:span> enthält <text:span text:style-name="Strong_20_Emphasis">und zusätzlich alle Grafiken</text:span>, die für den Aufbau nötig sind <text:span text:style-name="Strong_20_Emphasis">und in HTML/CSS tatsächlich referenziert werden</text:span> (keine „nur beiliegenden“ Mockups):</text:p>
        <text:p text:style-name="Text_20_body"><text:span text:style-name="Strong_20_Emphasis">Download: tagebau-heavy-machines-demo-referenced-assets.zip</text:span></text:p>
        <text:p text:style-name="Text_20_body">Enthaltene, referenzierte Assets (Auszug):</text:p>
        <text:list text:style-name="L7">
          <text:list-item>
            <text:p text:style-name="P14"><text:span text:style-name="Source_20_Text">static/img/brand/logo-mark.svg</text:span> (Logo im Header)</text:p>
          </text:list-item>
          <text:list-item>
            <text:p text:style-name="P14"><text:soft-page-break/><text:span text:style-name="Source_20_Text">static/img/hero/hero-banner.svg</text:span> (Hero-Hintergrund in CSS: <text:span text:style-name="Source_20_Text">url("/img/hero/hero-banner.svg")</text:span>)</text:p>
          </text:list-item>
          <text:list-item>
            <text:p text:style-name="P14"><text:span text:style-name="Source_20_Text">static/img/icons/ico-*.svg</text:span> (Hero-Stat-Icons)</text:p>
          </text:list-item>
          <text:list-item>
            <text:p text:style-name="P14"><text:span text:style-name="Source_20_Text">static/img/products/*.svg</text:span> (Produktbilder in Cards/Detail/Warenkorb)</text:p>
          </text:list-item>
        </text:list>
        <text:p text:style-name="Text_20_body">Dateistruktur:</text:p>
        <text:p text:style-name="P5"><text:span text:style-name="Source_20_Text">README.md</text:span></text:p>
        <text:p text:style-name="P6"><text:span text:style-name="Source_20_Text">templates/</text:span></text:p>
        <text:p text:style-name="P6"><text:span text:style-name="Source_20_Text"><text:s text:c="2"/>layout.html</text:span></text:p>
        <text:p text:style-name="P6"><text:span text:style-name="Source_20_Text"><text:s text:c="2"/>pages/</text:span></text:p>
        <text:p text:style-name="P6"><text:span text:style-name="Source_20_Text"><text:s text:c="4"/>index.html</text:span></text:p>
        <text:p text:style-name="P6"><text:span text:style-name="Source_20_Text"><text:s text:c="4"/>product.html</text:span></text:p>
        <text:p text:style-name="P6"><text:span text:style-name="Source_20_Text"><text:s text:c="4"/>cart.html</text:span></text:p>
        <text:p text:style-name="P6"><text:span text:style-name="Source_20_Text">static/</text:span></text:p>
        <text:p text:style-name="P6"><text:span text:style-name="Source_20_Text"><text:s text:c="2"/>css/</text:span></text:p>
        <text:p text:style-name="P6"><text:span text:style-name="Source_20_Text"><text:s text:c="4"/>shop.css</text:span></text:p>
        <text:p text:style-name="P6"><text:span text:style-name="Source_20_Text"><text:s text:c="2"/>img/</text:span></text:p>
        <text:p text:style-name="P6"><text:span text:style-name="Source_20_Text"><text:s text:c="4"/>brand/logo-mark.svg</text:span></text:p>
        <text:p text:style-name="P6"><text:span text:style-name="Source_20_Text"><text:s text:c="4"/>hero/hero-banner.svg</text:span></text:p>
        <text:p text:style-name="P6"><text:span text:style-name="Source_20_Text"><text:s text:c="4"/>icons/ico-performance.svg</text:span></text:p>
        <text:p text:style-name="P6"><text:span text:style-name="Source_20_Text"><text:s text:c="4"/>icons/ico-reliability.svg</text:span></text:p>
        <text:p text:style-name="P6"><text:span text:style-name="Source_20_Text"><text:s text:c="4"/>icons/ico-quality.svg</text:span></text:p>
        <text:p text:style-name="P6"><text:span text:style-name="Source_20_Text"><text:s text:c="4"/>products/excavator.svg</text:span></text:p>
        <text:p text:style-name="P6"><text:span text:style-name="Source_20_Text"><text:s text:c="4"/>products/dumptruck.svg</text:span></text:p>
        <text:p text:style-name="P6"><text:span text:style-name="Source_20_Text"><text:s text:c="4"/>products/drillrig.svg</text:span></text:p>
        <text:p text:style-name="P7"><text:span text:style-name="Source_20_Text"><text:s text:c="4"/>products/wheelloader.svg</text:span></text:p>
        <text:h text:style-name="Heading_20_5" text:outline-level="5">Du:</text:h>
        <text:p text:style-name="Text_20_body">A) im ersten der beiden Bilder hast Du die Ansichten von vier Hauptseiten des Webshops gemeinsam dargestellt. 1) Landingpage Eyecatcher und einer Liste mit Topsellern, 2) Den Katalog mit links einer Text-Liste der verfügbaren Kategorien und rechts der Produkte der aktuell selektierten Kategorie , jeweils mit Thumbnail, Name, und Preis, und einem Produkt-Button, 3) die Produkt-DetailSeite mit einem Foto (idealerweise zum Blättern über 3 Ansichten) und allen Daten des Produkts, und 4) den Warenkorb. B) Als zweite Informationsquelle gibt es bereits Modell-Klassen in java, auf die der Demo-Shop aufbauen soll. Frag mich bitte, dann lase ich Dir die ZipDatei hoch. 3) Bitte erstelle für jede der vier Ansichten unter Berücksichtigung der Modell-Klassen eine OpenAPI Spezifikation in Yaml, wodurch die Rest-Schnittstelle zwischen WebClient und den SpringBoot-Controllern beschrieben wird. Reichere alle vier OpenAPI Files mit den normalerweise grundlegenden Webschop-Funktionen an.</text:p>
        <text:h text:style-name="Heading_20_6" text:outline-level="6">ChatGPT:</text:h>
        <text:p text:style-name="Text_20_body">Bitte lade die ZIP-Datei mit den Java-Modellklassen hoch. Ohne diese kann ich die Schemas/DTOs (Felder, Typen, Enums, Beziehungen) nicht verlässlich aus den Modellen ableiten.</text:p>
        <text:p text:style-name="Text_20_body">Bis dahin sind hier <text:span text:style-name="Strong_20_Emphasis">vier OpenAPI-YAML-Entwürfe</text:span> (je Ansicht ein File) mit <text:span text:style-name="Strong_20_Emphasis">typischen Webshop-Basisfunktionen</text:span>. Sobald die Modelle da sind, ersetze ich die <text:span text:style-name="Source_20_Text">schemas</text:span>/Felder 1:1 passend zu deinen Klassen (inkl. Validation-Constraints, Enums, Referenzen, ggf. Pagination-Objekte).</text:p>
        <text:p text:style-name="Horizontal_20_Line"/>
        <text:h text:style-name="Heading_20_2" text:outline-level="2"><text:soft-page-break/>1) <text:span text:style-name="Source_20_Text">openapi-landing.yaml</text:span> (Landingpage: Eyecatcher + Topseller)</text:h>
        <text:p text:style-name="P5"><text:span text:style-name="Source_20_Text">openapi: 3.0.3</text:span></text:p>
        <text:p text:style-name="P6"><text:span text:style-name="Source_20_Text">info:</text:span></text:p>
        <text:p text:style-name="P6"><text:span text:style-name="Source_20_Text"><text:s text:c="2"/>title: Tagebau Shop API - Landing</text:span></text:p>
        <text:p text:style-name="P6"><text:span text:style-name="Source_20_Text"><text:s text:c="2"/>version: 0.1.0</text:span></text:p>
        <text:p text:style-name="P6"><text:span text:style-name="Source_20_Text">servers:</text:span></text:p>
        <text:p text:style-name="P6"><text:span text:style-name="Source_20_Text"><text:s text:c="2"/>- url: /api</text:span></text:p>
        <text:p text:style-name="P6"><text:span text:style-name="Source_20_Text">tags:</text:span></text:p>
        <text:p text:style-name="P6"><text:span text:style-name="Source_20_Text"><text:s text:c="2"/>- name: Landing</text:span></text:p>
        <text:p text:style-name="P6"><text:span text:style-name="Source_20_Text"><text:s text:c="2"/>- name: Categories</text:span></text:p>
        <text:p text:style-name="P6"><text:span text:style-name="Source_20_Text"><text:s text:c="2"/>- name: Products</text:span></text:p>
        <text:p text:style-name="P6"><text:span text:style-name="Source_20_Text">paths:</text:span></text:p>
        <text:p text:style-name="P6"><text:span text:style-name="Source_20_Text"><text:s text:c="2"/>/landing:</text:span></text:p>
        <text:p text:style-name="P6"><text:span text:style-name="Source_20_Text"><text:s text:c="4"/>get:</text:span></text:p>
        <text:p text:style-name="P6"><text:span text:style-name="Source_20_Text"><text:s text:c="6"/>tags: [Landing]</text:span></text:p>
        <text:p text:style-name="P6"><text:span text:style-name="Source_20_Text"><text:s text:c="6"/>summary: Landingpage-Daten (Hero + Topseller + Highlights)</text:span></text:p>
        <text:p text:style-name="P6"><text:span text:style-name="Source_20_Text"><text:s text:c="6"/>operationId: getLanding</text:span></text:p>
        <text:p text:style-name="P6"><text:span text:style-name="Source_20_Text"><text:s text:c="6"/>responses:</text:span></text:p>
        <text:p text:style-name="P6"><text:span text:style-name="Source_20_Text"><text:s text:c="8"/>"200":</text:span></text:p>
        <text:p text:style-name="P6"><text:span text:style-name="Source_20_Text"><text:s text:c="10"/>description: Landingpage Payload</text:span></text:p>
        <text:p text:style-name="P6"><text:span text:style-name="Source_20_Text"><text:s text:c="10"/>content:</text:span></text:p>
        <text:p text:style-name="P6"><text:span text:style-name="Source_20_Text"><text:s text:c="12"/>application/json:</text:span></text:p>
        <text:p text:style-name="P6"><text:span text:style-name="Source_20_Text"><text:s text:c="14"/>schema:</text:span></text:p>
        <text:p text:style-name="P6"><text:span text:style-name="Source_20_Text"><text:s text:c="16"/>$ref: "#/components/schemas/LandingResponse"</text:span></text:p>
        <text:p text:style-name="P6"/>
        <text:p text:style-name="P6"><text:span text:style-name="Source_20_Text"><text:s text:c="2"/>/categories:</text:span></text:p>
        <text:p text:style-name="P6"><text:span text:style-name="Source_20_Text"><text:s text:c="4"/>get:</text:span></text:p>
        <text:p text:style-name="P6"><text:span text:style-name="Source_20_Text"><text:s text:c="6"/>tags: [Categories]</text:span></text:p>
        <text:p text:style-name="P6"><text:span text:style-name="Source_20_Text"><text:s text:c="6"/>summary: Kategorien-Liste (für Navigation &amp; Landing)</text:span></text:p>
        <text:p text:style-name="P6"><text:span text:style-name="Source_20_Text"><text:s text:c="6"/>operationId: listCategories</text:span></text:p>
        <text:p text:style-name="P6"><text:span text:style-name="Source_20_Text"><text:s text:c="6"/>parameters:</text:span></text:p>
        <text:p text:style-name="P6"><text:span text:style-name="Source_20_Text"><text:s text:c="8"/>- in: query</text:span></text:p>
        <text:p text:style-name="P6"><text:span text:style-name="Source_20_Text"><text:s text:c="10"/>name: includeEmpty</text:span></text:p>
        <text:p text:style-name="P6"><text:span text:style-name="Source_20_Text"><text:s text:c="10"/>schema: { type: boolean, default: true }</text:span></text:p>
        <text:p text:style-name="P6"><text:span text:style-name="Source_20_Text"><text:s text:c="6"/>responses:</text:span></text:p>
        <text:p text:style-name="P6"><text:span text:style-name="Source_20_Text"><text:s text:c="8"/>"200":</text:span></text:p>
        <text:p text:style-name="P6"><text:span text:style-name="Source_20_Text"><text:s text:c="10"/>description: Kategorien</text:span></text:p>
        <text:p text:style-name="P6"><text:span text:style-name="Source_20_Text"><text:s text:c="10"/>content:</text:span></text:p>
        <text:p text:style-name="P6"><text:span text:style-name="Source_20_Text"><text:s text:c="12"/>application/json:</text:span></text:p>
        <text:p text:style-name="P6"><text:span text:style-name="Source_20_Text"><text:s text:c="14"/>schema:</text:span></text:p>
        <text:p text:style-name="P6"><text:span text:style-name="Source_20_Text"><text:s text:c="16"/>type: array</text:span></text:p>
        <text:p text:style-name="P6"><text:span text:style-name="Source_20_Text"><text:s text:c="16"/>items: { $ref: "#/components/schemas/Category" }</text:span></text:p>
        <text:p text:style-name="P6"/>
        <text:p text:style-name="P6"><text:span text:style-name="Source_20_Text"><text:s text:c="2"/>/products/top:</text:span></text:p>
        <text:p text:style-name="P6"><text:span text:style-name="Source_20_Text"><text:s text:c="4"/>get:</text:span></text:p>
        <text:p text:style-name="P6"><text:span text:style-name="Source_20_Text"><text:s text:c="6"/>tags: [Products, Landing]</text:span></text:p>
        <text:p text:style-name="P6"><text:span text:style-name="Source_20_Text"><text:s text:c="6"/>summary: Topseller/Top-Produkte (Landing)</text:span></text:p>
        <text:p text:style-name="P6"><text:span text:style-name="Source_20_Text"><text:s text:c="6"/>operationId: listTopProducts</text:span></text:p>
        <text:p text:style-name="P6"><text:span text:style-name="Source_20_Text"><text:s text:c="6"/>parameters:</text:span></text:p>
        <text:p text:style-name="P6"><text:span text:style-name="Source_20_Text"><text:s text:c="8"/>- in: query</text:span></text:p>
        <text:p text:style-name="P6"><text:span text:style-name="Source_20_Text"><text:s text:c="10"/>name: limit</text:span></text:p>
        <text:p text:style-name="P7"><text:span text:style-name="Source_20_Text"><text:s text:c="10"/>schema: { type: integer, minimum: 1, maximum: 50, default: 8</text:span></text:p>
        <text:h text:style-name="Heading_20_5" text:outline-level="5">Du:</text:h>
        <text:p text:style-name="P11">model.zip</text:p>
        <text:p text:style-name="P15">ZIP-Archiv</text:p>
        <text:p text:style-name="Text_20_body">A) im ersten der beiden Bilder hast Du die Ansichten von vier Hauptseiten des Webshops gemeinsam dargestellt. 1) Landingpage Eyecatcher und einer Liste mit Topsellern, 2) Den Katalog <text:soft-page-break/>mit links einer Text-Liste der verfügbaren Kategorien und rechts der Produkte der aktuell selektierten Kategorie , jeweils mit Thumbnail, Name, und Preis, und einem Produkt-Button, 3) die Produkt-DetailSeite mit einem Foto (idealerweise zum Blättern über 3 Ansichten) und allen Daten des Produkts, und 4) den Warenkorb. B) Als zweite Informationsquelle gibt es bereits Modell-Klassen in java, auf die der Demo-Shop aufbauen soll. Du findest sie in model.zip C) Bitte erstelle für jede der vier Ansichten unter Berücksichtigung der Modell-Klassen eine OpenAPI Spezifikation in Yaml, wodurch die Rest-Schnittstelle zwischen WebClient und den SpringBoot-Controllern beschrieben wird. Reichere alle vier OpenAPI Files mit den normalerweise grundlegenden Webschop-Funktionen an.</text:p>
        <text:h text:style-name="Heading_20_6" text:outline-level="6">ChatGPT:</text:h>
        <text:p text:style-name="P1">Download: openapi-specs-4pages.zip</text:p>
        <text:p text:style-name="Text_20_body">Enthaltene Dateien (4× OpenAPI YAML, je Ansicht):</text:p>
        <text:list text:style-name="L8">
          <text:list-item>
            <text:p text:style-name="P16"><text:span text:style-name="Source_20_Text">openapi-landing.yaml</text:span> (Landingpage: Hero + Topseller + Suche)</text:p>
          </text:list-item>
          <text:list-item>
            <text:p text:style-name="P16"><text:span text:style-name="Source_20_Text">openapi-catalog.yaml</text:span> (Katalog: Kategorien links + Produktliste rechts, Filter/Sortierung/Pagination)</text:p>
          </text:list-item>
          <text:list-item>
            <text:p text:style-name="P16"><text:span text:style-name="Source_20_Text">openapi-product.yaml</text:span> (Produktdetail: Produktdaten inkl. Specs/Pricing/Inventory/Shipping + MediaImages für 3+ Ansichten)</text:p>
          </text:list-item>
          <text:list-item>
            <text:p text:style-name="P16"><text:span text:style-name="Source_20_Text">openapi-cart.yaml</text:span> (Warenkorb: Cart-CRUD, Checkout, Orders; nutzt <text:span text:style-name="Source_20_Text">Order</text:span>/<text:span text:style-name="Source_20_Text">OrderItem</text:span>/<text:span text:style-name="Source_20_Text">User</text:span>-Modelle)</text:p>
          </text:list-item>
        </text:list>
        <text:p text:style-name="Text_20_body">Hinweis zur Modelltreue:</text:p>
        <text:list text:style-name="L9">
          <text:list-item>
            <text:p text:style-name="P17">Die Schemas orientieren sich direkt an den Feldern/Typen deiner Java-Klassen (z. B. <text:span text:style-name="Source_20_Text">Product.id</text:span> als <text:span text:style-name="Source_20_Text">string</text:span>, <text:span text:style-name="Source_20_Text">Pricing.priceExorbitant</text:span> als <text:span text:style-name="Source_20_Text">int64</text:span>, <text:span text:style-name="Source_20_Text">Order.totalAmount</text:span> als decimal-string, <text:span text:style-name="Source_20_Text">MediaImage.file/thumbnailFile</text:span> als URL/Path-String).</text:p>
          </text:list-item>
          <text:list-item>
            <text:p text:style-name="P17">Um JPA-Zyklen zu vermeiden, sind API-DTOs als „View“-Schemas modelliert (z. B. <text:span text:style-name="Source_20_Text">ProductDetail</text:span> enthält <text:span text:style-name="Source_20_Text">category</text:span> + <text:span text:style-name="Source_20_Text">pricing</text:span> + <text:span text:style-name="Source_20_Text">inventory</text:span> + <text:span text:style-name="Source_20_Text">shipping</text:span> + <text:span text:style-name="Source_20_Text">media.images</text:span>, aber kein komplettes <text:span text:style-name="Source_20_Text">Catalog.products</text:span> usw.).</text:p>
          </text:list-item>
        </text:list>
        <text:h text:style-name="Heading_20_5" text:outline-level="5">Du:</text:h>
        <text:p text:style-name="Text_20_body">das sieht schon sehr gut aus, danke. Bitte erzeuge nun die SpringBoot Controller aus den OpenAPI Yaml-Dateien passend zu den bereits vorhandenen Java-Modell-Klassen, und zwar im Package de.ralfrosenkranz.springboot.tagebau.server.controller , und gib das Ergebnis als zip-Datei zurück.</text:p>
        <text:h text:style-name="Heading_20_6" text:outline-level="6">ChatGPT:</text:h>
        <text:p text:style-name="P1">Download: tagebau-springboot-controllers.zip</text:p>
        <text:p text:style-name="Text_20_body">Inhalt:</text:p>
        <text:list text:style-name="L10">
          <text:list-item>
            <text:p text:style-name="P18"><text:span text:style-name="Source_20_Text">src/main/java/de/ralfrosenkranz/springboot/tagebau/server/controller/</text:span></text:p>
            <text:list>
              <text:list-item>
                <text:p text:style-name="P18"><text:span text:style-name="Source_20_Text">LandingController.java</text:span></text:p>
              </text:list-item>
              <text:list-item>
                <text:p text:style-name="P18"><text:span text:style-name="Source_20_Text">CategoryController.java</text:span></text:p>
              </text:list-item>
              <text:list-item>
                <text:p text:style-name="P18"><text:soft-page-break/><text:span text:style-name="Source_20_Text">CatalogController.java</text:span></text:p>
              </text:list-item>
              <text:list-item>
                <text:p text:style-name="P18"><text:span text:style-name="Source_20_Text">ProductController.java</text:span></text:p>
              </text:list-item>
              <text:list-item>
                <text:p text:style-name="P18"><text:span text:style-name="Source_20_Text">CartController.java</text:span></text:p>
              </text:list-item>
            </text:list>
          </text:list-item>
          <text:list-item>
            <text:p text:style-name="P18"><text:span text:style-name="Source_20_Text">src/main/java/de/ralfrosenkranz/springboot/tagebau/server/controller/dto/</text:span> (Request/Response-DTOs für die OpenAPI-Operationen) </text:p>
          </text:list-item>
        </text:list>
        <text:h text:style-name="Heading_20_5" text:outline-level="5">Du:</text:h>
        <text:p text:style-name="P1">Jetzt geht es um die Assets: 1) Wie schon besprochen hast Dui im ersten der beiden Bilder die Ansichten von vier Hauptseiten des Webshops gemeinsam dargestellt. 1.1) Landingpage Eyecatcher und einer Liste mit Topsellern, 1.2) Den Katalog mit links einer Text-Liste der verfügbaren Kategorien und rechts der Produkte der aktuell selektierten Kategorie , jeweils mit Thumbnail, Name, und Preis, und einem Produkt-Button, 1.3) die Produkt-DetailSeite mit einem Foto (idealerweise zum Blättern über 3 Ansichten) und allen Daten des Produkts, und 1.4) den Warenkorb. 2) In dem zweiten Bbild hast Du die Landingpage allein dargestellt, woduch man einen besseren Überblick über den HTML-Aufbau der Seite erhält. 3) Erstelle anhand dieser Bilder und Informationen einen kompletten Satz der benötigten Asstets im PNG-Format, die ein HTML5 bzw JavaScript verwenden kann, um die Seitenelemente mit Hintergrundbldern, Rahmen, und Icons auszustatten. 4) Fasse alle Asset-PNG-Dateien in einer ZipDatei zusammen.</text:p>
        <text:h text:style-name="Heading_20_6" text:outline-level="6">ChatGPT:</text:h>
        <text:p text:style-name="Text_20_body">Download: tagebau-assets-png.zip</text:p>
        <text:p text:style-name="Text_20_body">Enthalten sind 34 PNG-Assets (strukturierte Ordner), u. a.:</text:p>
        <text:list text:style-name="L11">
          <text:list-item>
            <text:p text:style-name="P19"><text:span text:style-name="Source_20_Text">img/patterns/</text:span> Hazard-Stripes (Header/Footer) in verschiedenen Größen</text:p>
          </text:list-item>
          <text:list-item>
            <text:p text:style-name="P19"><text:span text:style-name="Source_20_Text">img/hero/</text:span> Hero-Hintergründe (1920×520, 1280×420)</text:p>
          </text:list-item>
          <text:list-item>
            <text:p text:style-name="P19"><text:span text:style-name="Source_20_Text">img/products/</text:span> Produkt-Thumbnails (560×320, 320×180, 160×90) + 3 Detail-Views (1200×800)</text:p>
          </text:list-item>
          <text:list-item>
            <text:p text:style-name="P19"><text:span text:style-name="Source_20_Text">img/icons/</text:span> UI-Icons (Search, Cart, Chevron left/right, Close, Check) als 64×64</text:p>
          </text:list-item>
          <text:list-item>
            <text:p text:style-name="P19"><text:span text:style-name="Source_20_Text">img/ui/</text:span> Button-Backplates (primary/ghost/hazard), Badge, Carousel-Button</text:p>
          </text:list-item>
          <text:list-item>
            <text:p text:style-name="P19"><text:span text:style-name="Source_20_Text">img/frames/</text:span> Panel/Sidebar/Content „Rahmen“-Backplates (als PNG) </text:p>
          </text:list-item>
        </text:list>
        <text:h text:style-name="Heading_20_5" text:outline-level="5">Du:</text:h>
        <text:p text:style-name="P1">nun kommt der schwierige Teil: Kannst Du bitte für die vier Demo-Shop-Seiten anhand der zugeordnenten Bildteile mithilfe der Asset-PNG-Dateien und der jeweils passenden OpenApi yaml Dateien die vier korrelierenden HTML5 xhtml-Dateien erstellen, sodass sie im Browser dem ersten und dem zweiten Screenshot-Bild möglichst nahe kommen. Möglicherweise macht eine gemeinsame css-Datei Sinn. Beachte dabei, dass in einer späteren Ausbaustufe noch JavaScript-Elemente hinzukommen, die dann zunächst statische Seiteninhalte über die Rest-Api-Aufrufe mit endgültigem Inhalt füllen. Mache am Ende wieder eine zip-Datei, die komplett alles benötigte enthält.</text:p>
        <text:h text:style-name="Heading_20_6" text:outline-level="6">ChatGPT:</text:h>
        <text:p text:style-name="P1">Download: tagebau-static-demo-xhtml.zip</text:p>
        <text:p text:style-name="Text_20_body"><text:soft-page-break/>Enthält:</text:p>
        <text:list text:style-name="L12">
          <text:list-item>
            <text:p text:style-name="P20"><text:span text:style-name="Source_20_Text">landing.xhtml</text:span>, <text:span text:style-name="Source_20_Text">catalog.xhtml</text:span>, <text:span text:style-name="Source_20_Text">product.xhtml</text:span>, <text:span text:style-name="Source_20_Text">cart.xhtml</text:span> (XHTML/HTML5 Doctype)</text:p>
          </text:list-item>
          <text:list-item>
            <text:p text:style-name="P20"><text:span text:style-name="Source_20_Text">css/app.css</text:span> (gemeinsames Layout/Theme)</text:p>
          </text:list-item>
          <text:list-item>
            <text:p text:style-name="P20"><text:span text:style-name="Source_20_Text">js/app.js</text:span> (Stub: vorbereitet für spätere REST-Befüllung, inkl. statischem Gallery-Swap)</text:p>
          </text:list-item>
          <text:list-item>
            <text:p text:style-name="P20"><text:span text:style-name="Source_20_Text">img/**</text:span> (alle benötigten PNG-Assets aus deinem Asset-ZIP)</text:p>
          </text:list-item>
          <text:list-item>
            <text:p text:style-name="P20"><text:span text:style-name="Source_20_Text">openapi/**</text:span> (die OpenAPI-YAMLs zur späteren JS-Anbindung, sofern vorhanden)</text:p>
          </text:list-item>
          <text:list-item>
            <text:p text:style-name="P20"><text:span text:style-name="Source_20_Text">README.md</text:span></text:p>
          </text:list-item>
        </text:list>
        <text:p text:style-name="Text_20_body">Start im Browser: <text:span text:style-name="Source_20_Text">landing.xhtml</text:span> öffnen. </text:p>
        <text:section text:style-name="Sect1" text:name="thread-bottom-container">
          <text:p text:style-name="P1"/>
          <text:section text:style-name="Sect1" text:name="thread-bottom">
            <text:p text:style-name="P1"/>
            <text:section text:style-name="Sect1" text:name="prompt-textarea">
              <text:p text:style-name="P1"/>
            </text:section>
          </text:section>
          <text:p text:style-name="P21">ChatGPT kann Fehler machen. Überprüfe wichtige Informationen. Siehe Cookie-Voreinstellungen.</text:p>
        </text:section>
      </text:section>
      <text:section text:style-name="Sect1" text:name="live-region-assertive">
        <text:p text:style-name="P22"/>
      </text:section>
      <text:section text:style-name="Sect1" text:name="live-region-polite">
        <text:p text:style-name="P22"/>
      </text:section>
      <text:p text:style-name="Standard"><draw:frame draw:style-name="fr3" draw:name="Objekt1" text:anchor-type="as-char" svg:width="0.041cm" svg:height="0.041cm" draw:z-index="7"><draw:floating-frame/></draw:frame><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7T17:25:24.058424600</meta:creation-date>
    <dc:date>2026-01-17T17:27:26.050571900</dc:date>
    <meta:editing-duration>PT2M2S</meta:editing-duration>
    <meta:editing-cycles>1</meta:editing-cycles>
    <meta:document-statistic meta:table-count="0" meta:image-count="6" meta:object-count="1" meta:page-count="23" meta:paragraph-count="1016" meta:word-count="3862" meta:character-count="38971" meta:non-whitespace-character-count="32849"/>
    <meta:generator>LibreOffice/25.8.4.2$Windows_X86_64 LibreOffice_project/290daaa01b999472f0c7a3890eb6a550fd74c6df</meta:generator>
  </office:meta>
</office:document-meta>
</file>